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7" style:family="paragraph" style:parent-style-name="Text_20_body">
      <style:paragraph-properties fo:margin-left="0in" fo:margin-right="0in" fo:text-indent="0in" style:auto-text-indent="false"/>
    </style:style>
    <style:style style:name="P8" style:family="paragraph" style:parent-style-name="Code_20_Indented">
      <style:paragraph-properties fo:margin-left="0in" fo:margin-right="0in" fo:text-indent="0in" style:auto-text-indent="false"/>
    </style:style>
    <style:style style:name="P9" style:family="paragraph" style:parent-style-name="Text_20_body">
      <style:text-properties fo:color="#ff0000"/>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font-weight="bold"/>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use-window-font-color="true"/>
    </style:style>
    <style:style style:name="P14" style:family="paragraph" style:parent-style-name="Text_20_body">
      <style:text-properties fo:font-weight="normal"/>
    </style:style>
    <style:style style:name="P15" style:family="paragraph" style:parent-style-name="Text_20_body">
      <style:text-properties fo:font-weight="normal" style:font-weight-asian="normal" style:font-weight-complex="normal"/>
    </style:style>
    <style:style style:name="P16" style:family="paragraph" style:parent-style-name="Code">
      <style:text-properties fo:color="#ff0000"/>
    </style:style>
    <style:style style:name="P17" style:family="paragraph" style:parent-style-name="Code">
      <style:text-properties style:use-window-font-color="true"/>
    </style:style>
    <style:style style:name="P18" style:family="paragraph" style:parent-style-name="Code">
      <style:text-properties fo:font-size="10pt" style:font-size-asian="10pt" style:font-size-complex="10pt"/>
    </style:style>
    <style:style style:name="P19" style:family="paragraph" style:parent-style-name="Code">
      <style:text-properties fo:font-size="10pt" fo:font-weight="normal" style:font-size-asian="10pt" style:font-size-complex="10pt"/>
    </style:style>
    <style:style style:name="P20" style:family="paragraph" style:parent-style-name="Code">
      <style:text-properties style:font-name="Courier New" fo:font-size="10pt" style:font-size-asian="10pt" style:font-size-complex="10pt"/>
    </style:style>
    <style:style style:name="P21" style:family="paragraph" style:parent-style-name="Code">
      <style:text-properties style:font-name="Times New Roman" fo:font-size="12pt" style:font-size-asian="12pt" style:font-size-complex="12pt"/>
    </style:style>
    <style:style style:name="P22" style:family="paragraph" style:parent-style-name="Code">
      <style:text-properties style:font-name="Times New Roman" fo:font-size="12pt" fo:font-weight="normal" style:font-size-asian="12pt" style:font-weight-asian="normal" style:font-size-complex="12pt" style:font-weight-complex="normal"/>
    </style:style>
    <style:style style:name="P23" style:family="paragraph" style:parent-style-name="Code">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24" style:family="paragraph" style:parent-style-name="Standard">
      <style:text-properties fo:color="#ff0000"/>
    </style:style>
    <style:style style:name="P25" style:family="paragraph" style:parent-style-name="Standard">
      <style:text-properties fo:font-weight="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8" style:family="paragraph" style:parent-style-name="Standard">
      <style:text-properties fo:font-size="12pt" fo:font-weight="normal" style:font-size-asian="12pt" style:font-weight-asian="normal" style:font-size-complex="12pt" style:font-weight-complex="normal"/>
    </style:style>
    <style:style style:name="P29" style:family="paragraph" style:parent-style-name="Standard">
      <style:text-properties fo:color="#000000" style:font-name="Times New Roman1" fo:font-size="12pt" fo:font-style="normal" fo:font-weight="normal" style:font-name-asian="Courier New" style:font-size-asian="9pt" style:font-name-complex="Courier New" style:font-size-complex="9pt"/>
    </style:style>
    <style:style style:name="P30" style:family="paragraph" style:parent-style-name="Standard">
      <style:text-properties style:font-name="Arial1" fo:font-size="12pt"/>
    </style:style>
    <style:style style:name="P31" style:family="paragraph" style:parent-style-name="Standard">
      <style:text-properties fo:font-size="14pt" fo:font-weight="bold" style:font-size-asian="14pt" style:font-weight-asian="bold" style:font-size-complex="14pt" style:font-weight-complex="bold"/>
    </style:style>
    <style:style style:name="P32" style:family="paragraph" style:parent-style-name="Standard">
      <style:text-properties style:font-name="Courier New" fo:font-size="10pt" fo:font-weight="normal" style:font-size-asian="10pt" style:font-weight-asian="normal" style:font-size-complex="10pt" style:font-weight-complex="normal"/>
    </style:style>
    <style:style style:name="P33" style:family="paragraph" style:parent-style-name="Standard">
      <style:text-properties style:font-name="Times New Roman" fo:font-size="12pt" fo:font-weight="normal" style:font-size-asian="12pt" style:font-weight-asian="normal" style:font-size-complex="12pt" style:font-weight-complex="normal"/>
    </style:style>
    <style:style style:name="P34" style:family="paragraph" style:parent-style-name="Standard">
      <style:text-properties style:use-window-font-color="true"/>
    </style:style>
    <style:style style:name="P35" style:family="paragraph" style:parent-style-name="Standard">
      <style:text-properties fo:font-weight="normal"/>
    </style:style>
    <style:style style:name="P36" style:family="paragraph" style:parent-style-name="Standard">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37" style:family="paragraph" style:parent-style-name="Text_20_body_20_indent">
      <style:text-properties fo:color="#ff0000"/>
    </style:style>
    <style:style style:name="P38" style:family="paragraph" style:parent-style-name="Text_20_body_20_indent">
      <style:text-properties fo:font-weight="bold"/>
    </style:style>
    <style:style style:name="P39" style:family="paragraph" style:parent-style-name="Text_20_body_20_indent">
      <style:text-properties fo:color="#000000" style:font-name="Times New Roman1" style:font-name-asian="Courier New" style:font-size-asian="9pt" style:font-name-complex="Courier New" style:font-size-complex="9pt"/>
    </style:style>
    <style:style style:name="P40" style:family="paragraph" style:parent-style-name="Text_20_body_20_indent">
      <style:text-properties style:use-window-font-color="true"/>
    </style:style>
    <style:style style:name="P41" style:family="paragraph" style:parent-style-name="Text_20_body_20_indent">
      <style:text-properties fo:color="#800000"/>
    </style:style>
    <style:style style:name="P42" style:family="paragraph" style:parent-style-name="Code_20_Indented">
      <style:text-properties fo:color="#000000" style:font-name="Times New Roman1" style:font-name-asian="Courier New" style:font-size-asian="9pt" style:font-name-complex="Courier New" style:font-size-complex="9pt"/>
    </style:style>
    <style:style style:name="P43" style:family="paragraph" style:parent-style-name="Code_20_Indented">
      <style:text-properties style:font-name="Courier New"/>
    </style:style>
    <style:style style:name="P44" style:family="paragraph" style:parent-style-name="Code_20_Indented">
      <style:text-properties fo:font-size="12pt" style:font-size-asian="12pt" style:font-size-complex="12pt"/>
    </style:style>
    <style:style style:name="P45" style:family="paragraph" style:parent-style-name="Code_20_Indented">
      <style:text-properties fo:font-size="12pt" fo:background-color="#000000"/>
    </style:style>
    <style:style style:name="P46" style:family="paragraph" style:parent-style-name="Code_20_Indented">
      <style:text-properties fo:font-weight="bold"/>
    </style:style>
    <style:style style:name="P47" style:family="paragraph" style:parent-style-name="Code_20_Indented">
      <style:paragraph-properties>
        <style:tab-stops>
          <style:tab-stop style:position="4.2874in"/>
        </style:tab-stops>
      </style:paragraph-properties>
    </style:style>
    <style:style style:name="P48"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9" style:family="paragraph" style:parent-style-name="Body_20_Text_20_Indent_20_3">
      <style:text-properties fo:font-size="10pt" style:font-size-asian="10pt" style:font-size-complex="10pt"/>
    </style:style>
    <style:style style:name="P50" style:family="paragraph" style:parent-style-name="List_20_Number">
      <style:text-properties fo:font-weight="normal"/>
    </style:style>
    <style:style style:name="P51" style:family="paragraph" style:parent-style-name="List_20_Number">
      <style:text-properties fo:color="#ff0000"/>
    </style:style>
    <style:style style:name="P52" style:family="paragraph" style:parent-style-name="List_20_Number">
      <style:text-properties fo:color="#000000" style:font-name="Times New Roman1" style:font-name-asian="Courier New" style:font-size-asian="9pt" style:font-name-complex="Courier New" style:font-size-complex="9pt"/>
    </style:style>
    <style:style style:name="P53" style:family="paragraph" style:parent-style-name="Standard">
      <style:paragraph-properties fo:margin-left="-0.011in" fo:margin-right="0in" fo:text-indent="0in" style:auto-text-indent="false"/>
    </style:style>
    <style:style style:name="P54" style:family="paragraph" style:parent-style-name="Code">
      <style:paragraph-properties fo:margin-left="0.6492in" fo:margin-right="0in" fo:text-indent="-0.2201in" style:auto-text-indent="false"/>
    </style:style>
    <style:style style:name="P55" style:family="paragraph" style:parent-style-name="Standard">
      <style:paragraph-properties fo:margin-left="0.5in" fo:margin-right="0in" fo:text-indent="0in" style:auto-text-indent="false"/>
    </style:style>
    <style:style style:name="P56" style:family="paragraph" style:parent-style-name="Standard">
      <style:paragraph-properties fo:margin-left="0.5in" fo:margin-right="0in" fo:text-indent="0in" style:auto-text-indent="false"/>
      <style:text-properties style:font-name="Times"/>
    </style:style>
    <style:style style:name="P57" style:family="paragraph" style:parent-style-name="Text_20_body">
      <style:paragraph-properties fo:margin-left="0.5in" fo:margin-right="0in" fo:text-indent="0in" style:auto-text-indent="false"/>
      <style:text-properties fo:color="#000000"/>
    </style:style>
    <style:style style:name="P58" style:family="paragraph" style:parent-style-name="Code">
      <style:paragraph-properties fo:margin-left="1in" fo:margin-right="0in" fo:text-indent="-0.2201in" style:auto-text-indent="false"/>
    </style:style>
    <style:style style:name="P59" style:family="paragraph" style:parent-style-name="Code">
      <style:paragraph-properties fo:margin-left="1in" fo:margin-right="0in" fo:text-indent="-0.2201in" style:auto-text-indent="false"/>
      <style:text-properties style:font-name="Courier New"/>
    </style:style>
    <style:style style:name="P60" style:family="paragraph" style:parent-style-name="Code">
      <style:paragraph-properties fo:margin-left="1in" fo:margin-right="0in" fo:text-indent="-0.2201in" style:auto-text-indent="false"/>
      <style:text-properties style:font-name="Courier New" fo:font-style="normal" fo:font-weight="normal" style:font-style-asian="normal" style:font-weight-asian="normal" style:font-style-complex="normal" style:font-weight-complex="normal"/>
    </style:style>
    <style:style style:name="P61" style:family="paragraph" style:parent-style-name="Code_20_Indented">
      <style:paragraph-properties fo:margin-left="0.25in" fo:margin-right="0in" fo:text-indent="0in" style:auto-text-indent="false"/>
    </style:style>
    <style:style style:name="P62" style:family="paragraph" style:parent-style-name="Standard" style:list-style-name="L3"/>
    <style:style style:name="P63" style:family="paragraph" style:parent-style-name="Standard" style:list-style-name="L6"/>
    <style:style style:name="P64" style:family="paragraph" style:parent-style-name="Standard" style:list-style-name="L7"/>
    <style:style style:name="P65" style:family="paragraph" style:parent-style-name="Standard">
      <style:text-properties fo:font-weight="bold" style:font-weight-asian="bold" style:font-weight-complex="bold"/>
    </style:style>
    <style:style style:name="P66" style:family="paragraph" style:parent-style-name="Standard" style:list-style-name="L9">
      <style:text-properties fo:font-weight="bold" style:font-weight-asian="bold" style:font-weight-complex="bold"/>
    </style:style>
    <style:style style:name="P67" style:family="paragraph" style:parent-style-name="Standard">
      <style:paragraph-properties fo:margin-left="0in" fo:margin-right="0in" fo:text-indent="0in" style:auto-text-indent="false"/>
    </style:style>
    <style:style style:name="P68" style:family="paragraph" style:parent-style-name="Text_20_body" style:list-style-name="L2"/>
    <style:style style:name="P69" style:family="paragraph" style:parent-style-name="Text_20_body" style:list-style-name="L4"/>
    <style:style style:name="P70" style:family="paragraph" style:parent-style-name="Text_20_body" style:list-style-name="L5">
      <style:text-properties style:font-name="Times"/>
    </style:style>
    <style:style style:name="P71" style:family="paragraph" style:parent-style-name="Text_20_body" style:list-style-name="L5">
      <style:text-properties fo:color="#000000" style:font-name="Times" style:font-name-complex="Helv"/>
    </style:style>
    <style:style style:name="P72" style:family="paragraph" style:parent-style-name="Text_20_body" style:list-style-name="L6">
      <style:text-properties fo:color="#000000" fo:font-style="normal" fo:font-weight="normal" style:font-style-asian="normal" style:font-weight-asian="normal" style:font-style-complex="normal" style:font-weight-complex="normal"/>
    </style:style>
    <style:style style:name="P73" style:family="paragraph" style:parent-style-name="Text_20_body" style:list-style-name="L8"/>
    <style:style style:name="P74" style:family="paragraph" style:parent-style-name="Heading_20_2" style:list-style-name="L1"/>
    <style:style style:name="P75" style:family="paragraph" style:parent-style-name="Heading_20_2" style:list-style-name="L1">
      <style:text-properties style:use-window-font-color="true"/>
    </style:style>
    <style:style style:name="P76" style:family="paragraph" style:parent-style-name="Heading_20_3" style:list-style-name="L1"/>
    <style:style style:name="P77" style:family="paragraph" style:parent-style-name="Heading_20_3" style:list-style-name="L1">
      <style:text-properties style:font-name="Arial1" fo:font-size="12pt"/>
    </style:style>
    <style:style style:name="P78" style:family="paragraph" style:parent-style-name="Heading_20_3" style:list-style-name="L1">
      <style:paragraph-properties>
        <style:tab-stops>
          <style:tab-stop style:position="4.7236in"/>
        </style:tab-stops>
      </style:paragraph-properties>
    </style:style>
    <style:style style:name="P79" style:family="paragraph" style:parent-style-name="Heading_20_3" style:list-style-name="L1">
      <style:paragraph-properties fo:margin-left="0in" fo:margin-right="0in" fo:text-indent="0in" style:auto-text-indent="false"/>
    </style:style>
    <style:style style:name="P80" style:family="paragraph" style:parent-style-name="Heading_20_4" style:list-style-name="L1"/>
    <style:style style:name="P81" style:family="paragraph" style:parent-style-name="Heading_20_4" style:list-style-name="L1">
      <style:text-properties style:use-window-font-color="true"/>
    </style:style>
    <style:style style:name="P8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83" style:family="paragraph" style:parent-style-name="Contents_20_1">
      <style:paragraph-properties>
        <style:tab-stops>
          <style:tab-stop style:position="6.9in" style:type="right" style:leader-style="dotted" style:leader-text="."/>
        </style:tab-stops>
      </style:paragraph-properties>
    </style:style>
    <style:style style:name="P84" style:family="paragraph" style:parent-style-name="Contents_20_2">
      <style:paragraph-properties>
        <style:tab-stops>
          <style:tab-stop style:position="6.7335in" style:type="right" style:leader-style="dotted" style:leader-text="."/>
        </style:tab-stops>
      </style:paragraph-properties>
    </style:style>
    <style:style style:name="P85" style:family="paragraph" style:parent-style-name="Contents_20_3">
      <style:paragraph-properties>
        <style:tab-stops>
          <style:tab-stop style:position="6.5665in" style:type="right" style:leader-style="dotted" style:leader-text="."/>
        </style:tab-stops>
      </style:paragraph-properties>
    </style:style>
    <style:style style:name="P86" style:family="paragraph" style:parent-style-name="List_20_Number">
      <style:text-properties style:font-name="Times New Roman1" fo:font-size="12pt" fo:font-style="normal" fo:font-weight="normal"/>
    </style:style>
    <style:style style:name="P87" style:family="paragraph" style:parent-style-name="List_20_Number">
      <style:text-properties fo:color="#000000" style:font-name="Times New Roman1" style:font-name-asian="Courier New" style:font-size-asian="9pt" style:font-name-complex="Courier New" style:font-size-complex="9pt"/>
    </style:style>
    <style:style style:name="P88" style:family="paragraph" style:parent-style-name="List_20_Bullet">
      <style:text-properties fo:font-size="12pt" style:font-size-asian="12pt" style:font-size-complex="12pt"/>
    </style:style>
    <style:style style:name="P89" style:family="paragraph" style:parent-style-name="Contents_20_4">
      <style:paragraph-properties>
        <style:tab-stops>
          <style:tab-stop style:position="6.3102in" style:type="right" style:leader-style="dotted" style:leader-text="."/>
        </style:tab-stops>
      </style:paragraph-properties>
    </style:style>
    <style:style style:name="P90" style:family="paragraph" style:parent-style-name="Code" style:list-style-name="WW8Num16"/>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complex="Helv"/>
    </style:style>
    <style:style style:name="T13" style:family="text">
      <style:text-properties fo:color="#000000" fo:font-style="italic" fo:font-weight="bold" style:font-style-asian="italic" style:font-weight-asian="bold"/>
    </style:style>
    <style:style style:name="T14" style:family="text">
      <style:text-properties fo:color="#000000" fo:font-style="italic" fo:font-weight="bold" style:font-style-asian="italic" style:font-weight-asian="bold" style:font-name-complex="Helv"/>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style>
    <style:style style:name="T17" style:family="text">
      <style:text-properties style:text-position="super 58%"/>
    </style:style>
    <style:style style:name="T18" style:family="text">
      <style:text-properties fo:color="#800000"/>
    </style:style>
    <style:style style:name="T19" style:family="text">
      <style:text-properties style:font-name="Courier New"/>
    </style:style>
    <style:style style:name="T20" style:family="text">
      <style:text-properties style:font-name="Courier New" fo:font-size="10pt" style:font-size-asian="10pt" style:font-size-complex="10pt"/>
    </style:style>
    <style:style style:name="T21" style:family="text">
      <style:text-properties style:font-name="Times New Roman" fo:font-size="12pt" style:font-size-asian="12pt" style:font-size-complex="12pt"/>
    </style:style>
    <style:style style:name="T22" style:family="text">
      <style:text-properties style:font-name="Times"/>
    </style:style>
    <style:style style:name="T23" style:family="text">
      <style:text-properties fo:font-style="italic" fo:font-weight="bold" style:font-style-asian="italic" style:font-weight-asian="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xCAT 2 Cookbook <text:s/></text:p>
      <text:p text:style-name="P48">6/18/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3"><text:a xlink:type="simple" xlink:href="#1.Introduction|outline" text:style-name="Internet_20_link" text:visited-style-name="Internet_20_link">1.0 Introduction</text:a><text:tab/>3</text:p>
          <text:p text:style-name="P84"><text:a xlink:type="simple" xlink:href="#1.1.Cluster Naming Conventions Used in This Document|outline" text:style-name="Internet_20_link" text:visited-style-name="Internet_20_link">1.1 Cluster Naming Conventions Used in This Document</text:a><text:tab/>4</text:p>
          <text:p text:style-name="P83"><text:a xlink:type="simple" xlink:href="#2.Installing the Management Node|outline" text:style-name="Internet_20_link" text:visited-style-name="Internet_20_link">2.0 Installing the Management Node</text:a><text:tab/>4</text:p>
          <text:p text:style-name="P84"><text:a xlink:type="simple" xlink:href="#2.1.Download Fedora 8 and Create Repository|outline" text:style-name="Internet_20_link" text:visited-style-name="Internet_20_link">2.1 Download Fedora 8 and Create Repository</text:a><text:tab/>4</text:p>
          <text:p text:style-name="P84"><text:a xlink:type="simple" xlink:href="#2.2.Downloading and Installing  xCAT 2|outline" text:style-name="Internet_20_link" text:visited-style-name="Internet_20_link">2.2 Downloading and Installing <text:s/>xCAT 2</text:a><text:tab/>5</text:p>
          <text:p text:style-name="P85"><text:a xlink:type="simple" xlink:href="#2.2.1.If Your Management Node Has Internet Access:|outline" text:style-name="Internet_20_link" text:visited-style-name="Internet_20_link">2.2.1 If Your Management Node Has Internet Access:</text:a><text:tab/>5</text:p>
          <text:p text:style-name="P89"><text:a xlink:type="simple" xlink:href="#2.2.1.1.Download Repo Files|outline" text:style-name="Internet_20_link" text:visited-style-name="Internet_20_link">2.2.1.1 Download Repo Files</text:a><text:tab/>5</text:p>
          <text:p text:style-name="P89"><text:a xlink:type="simple" xlink:href="#2.2.1.2.Set Up Repo File for Fedora Site|outline" text:style-name="Internet_20_link" text:visited-style-name="Internet_20_link">2.2.1.2 Set Up Repo File for Fedora Site</text:a><text:tab/>5</text:p>
          <text:p text:style-name="P85"><text:a xlink:type="simple" xlink:href="#2.2.2.If Your Management Node Does Not Have Internet Access:|outline" text:style-name="Internet_20_link" text:visited-style-name="Internet_20_link">2.2.2 If Your Management Node Does Not Have Internet Access:</text:a><text:tab/>6</text:p>
          <text:p text:style-name="P89"><text:a xlink:type="simple" xlink:href="#2.2.2.1.Download xCAT 2 and Its Dependencies|outline" text:style-name="Internet_20_link" text:visited-style-name="Internet_20_link">2.2.2.1 Download xCAT 2 and Its Dependencies</text:a><text:tab/>6</text:p>
          <text:p text:style-name="P89"><text:a xlink:type="simple" xlink:href="#2.2.2.2.Get Fedora 8 OSS dependencies|outline" text:style-name="Internet_20_link" text:visited-style-name="Internet_20_link">2.2.2.2 Get Fedora 8 OSS dependencies</text:a><text:tab/>6</text:p>
          <text:p text:style-name="P89"><text:a xlink:type="simple" xlink:href="#2.2.2.3.Setup YUM repositories for xCAT and Dependencies|outline" text:style-name="Internet_20_link" text:visited-style-name="Internet_20_link">2.2.2.3 Setup YUM repositories for xCAT and Dependencies</text:a><text:tab/>6</text:p>
          <text:p text:style-name="P85"><text:a xlink:type="simple" xlink:href="#2.2.3.Install xCAT 2 software &amp; Its Dependencies|outline" text:style-name="Internet_20_link" text:visited-style-name="Internet_20_link">2.2.3 Install xCAT 2 software &amp; Its Dependencies</text:a><text:tab/>6</text:p>
          <text:p text:style-name="P85"><text:a xlink:type="simple" xlink:href="#2.2.4.Test xCAT installation|outline" text:style-name="Internet_20_link" text:visited-style-name="Internet_20_link">2.2.4 Test xCAT installation</text:a><text:tab/>6</text:p>
          <text:p text:style-name="P85"><text:a xlink:type="simple" xlink:href="#2.2.5.Update xCAT 2 software|outline" text:style-name="Internet_20_link" text:visited-style-name="Internet_20_link">2.2.5 Update xCAT 2 software</text:a><text:tab/>7</text:p>
          <text:p text:style-name="P85"><text:a xlink:type="simple" xlink:href="#2.2.6.Setup Yum for Fedora8 Node Installs |outline" text:style-name="Internet_20_link" text:visited-style-name="Internet_20_link">2.2.6 Setup Yum for Fedora8 Node Installs </text:a><text:tab/>7</text:p>
          <text:p text:style-name="P83"><text:a xlink:type="simple" xlink:href="#3.xCAT Hierarchy using Service nodes|outline" text:style-name="Internet_20_link" text:visited-style-name="Internet_20_link">3.0 xCAT Hierarchy using Service nodes</text:a><text:tab/>7</text:p>
          <text:p text:style-name="P84"><text:a xlink:type="simple" xlink:href="#3.1.Switching to  PostgreSQL Database|outline" text:style-name="Internet_20_link" text:visited-style-name="Internet_20_link">3.1 Switching to <text:s/>PostgreSQL Database</text:a><text:tab/>8</text:p>
          <text:p text:style-name="P84"><text:a xlink:type="simple" xlink:href="#3.2.Define the  service nodes in the database|outline" text:style-name="Internet_20_link" text:visited-style-name="Internet_20_link">3.2 Define the <text:s/>service nodes in the database</text:a><text:tab/>10</text:p>
          <text:p text:style-name="P85"><text:a xlink:type="simple" xlink:href="#3.2.1.Define Service Nodes in nodelist Table|outline" text:style-name="Internet_20_link" text:visited-style-name="Internet_20_link">3.2.1 Define Service Nodes in nodelist Table</text:a><text:tab/>10</text:p>
          <text:p text:style-name="P85"><text:a xlink:type="simple" xlink:href="#3.2.2.Define Service Nodes in the servicenode table|outline" text:style-name="Internet_20_link" text:visited-style-name="Internet_20_link">3.2.2 Define Service Nodes in the servicenode table</text:a><text:tab/>10</text:p>
          <text:p text:style-name="P89"><text:a xlink:type="simple" xlink:href="#3.2.2.1.Define  Service Nodes in noderes Table|outline" text:style-name="Internet_20_link" text:visited-style-name="Internet_20_link">3.2.2.1 Define <text:s/>Service Nodes in noderes Table</text:a><text:tab/>11</text:p>
          <text:p text:style-name="P89"><text:a xlink:type="simple" xlink:href="#3.2.2.2.Define Service Nodes in ipmi Table|outline" text:style-name="Internet_20_link" text:visited-style-name="Internet_20_link">3.2.2.2 Define Service Nodes in ipmi Table</text:a><text:tab/>11</text:p>
          <text:p text:style-name="P89"><text:a xlink:type="simple" xlink:href="#3.2.2.3.Define Service Nodes in switch Table|outline" text:style-name="Internet_20_link" text:visited-style-name="Internet_20_link">3.2.2.3 Define Service Nodes in switch Table</text:a><text:tab/>11</text:p>
          <text:p text:style-name="P89"><text:a xlink:type="simple" xlink:href="#3.2.2.4.Define the chain Table for Service Node Discovery|outline" text:style-name="Internet_20_link" text:visited-style-name="Internet_20_link">3.2.2.4 Define the chain Table for Service Node Discovery</text:a><text:tab/>11</text:p>
          <text:p text:style-name="P89"><text:a xlink:type="simple" xlink:href="#3.2.2.5.Define Service Nodes in nodehm Table|outline" text:style-name="Internet_20_link" text:visited-style-name="Internet_20_link">3.2.2.5 Define Service Nodes in nodehm Table</text:a><text:tab/>11</text:p>
          <text:p text:style-name="P89"><text:a xlink:type="simple" xlink:href="#3.2.2.6.Define Service Nodes in nodetype Table|outline" text:style-name="Internet_20_link" text:visited-style-name="Internet_20_link">3.2.2.6 Define Service Nodes in nodetype Table</text:a><text:tab/>11</text:p>
          <text:p text:style-name="P89"><text:a xlink:type="simple" xlink:href="#3.2.2.7.Set Necessary Attributes in site Table|outline" text:style-name="Internet_20_link" text:visited-style-name="Internet_20_link">3.2.2.7 Set Necessary Attributes in site Table</text:a><text:tab/>11</text:p>
          <text:p text:style-name="P89"><text:a xlink:type="simple" xlink:href="#3.2.2.8.Define Service Node OS and Profile attributes|outline" text:style-name="Internet_20_link" text:visited-style-name="Internet_20_link">3.2.2.8 Define Service Node OS and Profile attributes</text:a><text:tab/>12</text:p>
          <text:p text:style-name="P83"><text:a xlink:type="simple" xlink:href="#4.Setup Services |outline" text:style-name="Internet_20_link" text:visited-style-name="Internet_20_link">4.0 Setup Services </text:a><text:tab/>12</text:p>
          <text:p text:style-name="P84"><text:a xlink:type="simple" xlink:href="#4.1.Setup networks Table|outline" text:style-name="Internet_20_link" text:visited-style-name="Internet_20_link">4.1 Setup networks Table</text:a><text:tab/>12</text:p>
          <text:p text:style-name="P84"><text:a xlink:type="simple" xlink:href="#4.2.Setup NTP|outline" text:style-name="Internet_20_link" text:visited-style-name="Internet_20_link">4.2 Setup NTP</text:a><text:tab/>12</text:p>
          <text:p text:style-name="P84"><text:a xlink:type="simple" xlink:href="#4.3.Setup DNS|outline" text:style-name="Internet_20_link" text:visited-style-name="Internet_20_link">4.3 Setup DNS</text:a><text:tab/>13</text:p>
          <text:p text:style-name="P84"><text:a xlink:type="simple" xlink:href="#4.4.Define AMMs as nodes|outline" text:style-name="Internet_20_link" text:visited-style-name="Internet_20_link">4.4 Define AMMs as nodes</text:a><text:tab/>14</text:p>
          <text:p text:style-name="P84"><text:a xlink:type="simple" xlink:href="#4.5.Setup AMM|outline" text:style-name="Internet_20_link" text:visited-style-name="Internet_20_link">4.5 Setup AMM</text:a><text:tab/>14</text:p>
          <text:p text:style-name="P84"><text:a xlink:type="simple" xlink:href="#4.6.Startup TFTP|outline" text:style-name="Internet_20_link" text:visited-style-name="Internet_20_link">4.6 Startup TFTP</text:a><text:tab/>15</text:p>
          <text:p text:style-name="P83"><text:a xlink:type="simple" xlink:href="#5.Define Compute Nodes in the Database|outline" text:style-name="Internet_20_link" text:visited-style-name="Internet_20_link">5.0 Define Compute Nodes in the Database</text:a><text:tab/>15</text:p>
          <text:p text:style-name="P84"><text:a xlink:type="simple" xlink:href="#5.1.Setup the nodelist Table|outline" text:style-name="Internet_20_link" text:visited-style-name="Internet_20_link">5.1 Setup the nodelist Table</text:a><text:tab/>15</text:p>
          <text:p text:style-name="P84"><text:soft-page-break/><text:a xlink:type="simple" xlink:href="#5.2.Set Up the nodehm table|outline" text:style-name="Internet_20_link" text:visited-style-name="Internet_20_link">5.2 Set Up the nodehm table</text:a><text:tab/>16</text:p>
          <text:p text:style-name="P84"><text:a xlink:type="simple" xlink:href="#5.3.Set Up the mp Table|outline" text:style-name="Internet_20_link" text:visited-style-name="Internet_20_link">5.3 Set Up the mp Table</text:a><text:tab/>16</text:p>
          <text:p text:style-name="P84"><text:a xlink:type="simple" xlink:href="#5.4.Setup Conserver|outline" text:style-name="Internet_20_link" text:visited-style-name="Internet_20_link">5.4 Setup Conserver</text:a><text:tab/>16</text:p>
          <text:p text:style-name="P84"><text:a xlink:type="simple" xlink:href="#5.5.Setup the noderes Table|outline" text:style-name="Internet_20_link" text:visited-style-name="Internet_20_link">5.5 Setup the noderes Table</text:a><text:tab/>16</text:p>
          <text:p text:style-name="P85"><text:a xlink:type="simple" xlink:href="#5.5.1.Sample noderes table|outline" text:style-name="Internet_20_link" text:visited-style-name="Internet_20_link">5.5.1 Sample noderes table</text:a><text:tab/>17</text:p>
          <text:p text:style-name="P85"><text:a xlink:type="simple" xlink:href="#5.5.2.Setting up which services run on the Service Nodes|outline" text:style-name="Internet_20_link" text:visited-style-name="Internet_20_link">5.5.2 Setting up which services run on the Service Nodes</text:a><text:tab/>17</text:p>
          <text:p text:style-name="P84"><text:a xlink:type="simple" xlink:href="#5.6.Setup nodetype table|outline" text:style-name="Internet_20_link" text:visited-style-name="Internet_20_link">5.6 Setup nodetype table</text:a><text:tab/>17</text:p>
          <text:p text:style-name="P89"><text:a xlink:type="simple" xlink:href="#5.6.1.1.Sample nodetype table|outline" text:style-name="Internet_20_link" text:visited-style-name="Internet_20_link">5.6.1.1 Sample nodetype table</text:a><text:tab/>18</text:p>
          <text:p text:style-name="P84"><text:a xlink:type="simple" xlink:href="#5.7.Setup passwords in passwd table|outline" text:style-name="Internet_20_link" text:visited-style-name="Internet_20_link">5.7 Setup passwords in passwd table</text:a><text:tab/>18</text:p>
          <text:p text:style-name="P84"><text:a xlink:type="simple" xlink:href="#5.8.Verify the tables|outline" text:style-name="Internet_20_link" text:visited-style-name="Internet_20_link">5.8 Verify the tables</text:a><text:tab/>18</text:p>
          <text:p text:style-name="P84"><text:a xlink:type="simple" xlink:href="#5.9.Setup deps Table for proper boot sequence|outline" text:style-name="Internet_20_link" text:visited-style-name="Internet_20_link">5.9 Setup deps Table for proper boot sequence</text:a><text:tab/>18</text:p>
          <text:p text:style-name="P84"><text:a xlink:type="simple" xlink:href="#5.10. Set Up Postscripts to be Run on the Nodes|outline" text:style-name="Internet_20_link" text:visited-style-name="Internet_20_link">5.10 <text:s/>Set Up Postscripts to be Run on the Nodes</text:a><text:tab/>18</text:p>
          <text:p text:style-name="P84"><text:a xlink:type="simple" xlink:href="#5.11. Get MAC addresses|outline" text:style-name="Internet_20_link" text:visited-style-name="Internet_20_link">5.11 <text:s/>Get MAC addresses</text:a><text:tab/>19</text:p>
          <text:p text:style-name="P84"><text:a xlink:type="simple" xlink:href="#5.12. Setup DHCP|outline" text:style-name="Internet_20_link" text:visited-style-name="Internet_20_link">5.12 <text:s/>Setup DHCP</text:a><text:tab/>19</text:p>
          <text:p text:style-name="P83"><text:a xlink:type="simple" xlink:href="#6.Install or Stateless Boot the Service Node|outline" text:style-name="Internet_20_link" text:visited-style-name="Internet_20_link">6.0 Install or Stateless Boot the Service Node</text:a><text:tab/>19</text:p>
          <text:p text:style-name="P84"><text:a xlink:type="simple" xlink:href="#6.1.Configure the Service Node BMCs and Discover MACs|outline" text:style-name="Internet_20_link" text:visited-style-name="Internet_20_link">6.1 Configure the Service Node BMCs and Discover MACs</text:a><text:tab/>19</text:p>
          <text:p text:style-name="P84"><text:a xlink:type="simple" xlink:href="#6.2.Build the Service Node Stateless Image|outline" text:style-name="Internet_20_link" text:visited-style-name="Internet_20_link">6.2 Build the Service Node Stateless Image</text:a><text:tab/>20</text:p>
          <text:p text:style-name="P84"><text:a xlink:type="simple" xlink:href="#6.3.Set Up the Service Nodes for Installation|outline" text:style-name="Internet_20_link" text:visited-style-name="Internet_20_link">6.3 Set Up the Service Nodes for Installation</text:a><text:tab/>22</text:p>
          <text:p text:style-name="P84"><text:a xlink:type="simple" xlink:href="#6.4.Boot or Install the Service Nodes|outline" text:style-name="Internet_20_link" text:visited-style-name="Internet_20_link">6.4 Boot or Install the Service Nodes</text:a><text:tab/>23</text:p>
          <text:p text:style-name="P84"><text:a xlink:type="simple" xlink:href="#6.5. Test Service Node installation|outline" text:style-name="Internet_20_link" text:visited-style-name="Internet_20_link">6.5 <text:s/>Test Service Node installation</text:a><text:tab/>23</text:p>
          <text:p text:style-name="P83"><text:a xlink:type="simple" xlink:href="#7.Install the LS21 Blades|outline" text:style-name="Internet_20_link" text:visited-style-name="Internet_20_link">7.0 Install the LS21 Blades</text:a><text:tab/>23</text:p>
          <text:p text:style-name="P83"><text:a xlink:type="simple" xlink:href="#8.iSCSI Install a QS22 Blade|outline" text:style-name="Internet_20_link" text:visited-style-name="Internet_20_link">8.0 iSCSI Install a QS22 Blade</text:a><text:tab/>24</text:p>
          <text:p text:style-name="P83"><text:a xlink:type="simple" xlink:href="#9.Build and Boot the LS21 and QS22 Stateless Images|outline" text:style-name="Internet_20_link" text:visited-style-name="Internet_20_link">9.0 Build and Boot the LS21 and QS22 Stateless Images</text:a><text:tab/>25</text:p>
          <text:p text:style-name="P84"><text:a xlink:type="simple" xlink:href="#9.1. Build the Stateless Image|outline" text:style-name="Internet_20_link" text:visited-style-name="Internet_20_link">9.1 <text:s/>Build the Stateless Image</text:a><text:tab/>25</text:p>
          <text:p text:style-name="P84"><text:a xlink:type="simple" xlink:href="#9.2.Test Boot the Stateless Image |outline" text:style-name="Internet_20_link" text:visited-style-name="Internet_20_link">9.2 Test Boot the Stateless Image </text:a><text:tab/>27</text:p>
          <text:p text:style-name="P84"><text:a xlink:type="simple" xlink:href="#9.3.To Update QS22 Stateless Image|outline" text:style-name="Internet_20_link" text:visited-style-name="Internet_20_link">9.3 To Update QS22 Stateless Image</text:a><text:tab/>27</text:p>
          <text:p text:style-name="P84"><text:a xlink:type="simple" xlink:href="#9.4.Build the Compressed Image|outline" text:style-name="Internet_20_link" text:visited-style-name="Internet_20_link">9.4 Build the Compressed Image</text:a><text:tab/>28</text:p>
          <text:p text:style-name="P85"><text:a xlink:type="simple" xlink:href="#9.4.1.Build aufs on Your Sample Node|outline" text:style-name="Internet_20_link" text:visited-style-name="Internet_20_link">9.4.1 Build aufs on Your Sample Node</text:a><text:tab/>28</text:p>
          <text:p text:style-name="P85"><text:a xlink:type="simple" xlink:href="#9.4.2.Generate  the Compressed Image|outline" text:style-name="Internet_20_link" text:visited-style-name="Internet_20_link">9.4.2 Generate <text:s/>the Compressed Image</text:a><text:tab/>28</text:p>
          <text:p text:style-name="P85"><text:a xlink:type="simple" xlink:href="#9.4.3.Optionally Use Light Weight Postscript|outline" text:style-name="Internet_20_link" text:visited-style-name="Internet_20_link">9.4.3 Optionally Use Light Weight Postscript</text:a><text:tab/>28</text:p>
          <text:p text:style-name="P85"><text:a xlink:type="simple" xlink:href="#9.4.4.Pack and Install the Compressed Image|outline" text:style-name="Internet_20_link" text:visited-style-name="Internet_20_link">9.4.4 Pack and Install the Compressed Image</text:a><text:tab/>29</text:p>
          <text:p text:style-name="P85"><text:a xlink:type="simple" xlink:href="#9.4.5.Check Memory Usage|outline" text:style-name="Internet_20_link" text:visited-style-name="Internet_20_link">9.4.5 Check Memory Usage</text:a><text:tab/>29</text:p>
          <text:p text:style-name="P83"><text:a xlink:type="simple" xlink:href="#10.Building QS22 Image for 64K pages|outline" text:style-name="Internet_20_link" text:visited-style-name="Internet_20_link">10.0 Building QS22 Image for 64K pages</text:a><text:tab/>30</text:p>
          <text:p text:style-name="P84"><text:a xlink:type="simple" xlink:href="#10.1.Rebuild aufs|outline" text:style-name="Internet_20_link" text:visited-style-name="Internet_20_link">10.1 Rebuild aufs</text:a><text:tab/>31</text:p>
          <text:p text:style-name="P84"><text:a xlink:type="simple" xlink:href="#10.2.Test unsquashed:|outline" text:style-name="Internet_20_link" text:visited-style-name="Internet_20_link">10.2 Test unsquashed:</text:a><text:tab/>31</text:p>
          <text:p text:style-name="P85"><text:a xlink:type="simple" xlink:href="#10.2.1. Check memory|outline" text:style-name="Internet_20_link" text:visited-style-name="Internet_20_link">10.2.1 <text:s/>Check memory</text:a><text:tab/>31</text:p>
          <text:p text:style-name="P84"><text:a xlink:type="simple" xlink:href="#10.3.Test squash|outline" text:style-name="Internet_20_link" text:visited-style-name="Internet_20_link">10.3 Test squash</text:a><text:tab/>32</text:p>
          <text:p text:style-name="P85"><text:a xlink:type="simple" xlink:href="#10.3.1. Check memory|outline" text:style-name="Internet_20_link" text:visited-style-name="Internet_20_link">10.3.1 <text:s/>Check memory</text:a><text:tab/>32</text:p>
          <text:p text:style-name="P84"><text:a xlink:type="simple" xlink:href="#10.4.To Switch Back to 4K Pages|outline" text:style-name="Internet_20_link" text:visited-style-name="Internet_20_link">10.4 To Switch Back to 4K Pages</text:a><text:tab/>32</text:p>
          <text:p text:style-name="P83"><text:a xlink:type="simple" xlink:href="#11.Using NFS Hybrid for the Diskless Images|outline" text:style-name="Internet_20_link" text:visited-style-name="Internet_20_link">11.0 Using NFS Hybrid for the Diskless Images</text:a><text:tab/>33</text:p>
          <text:p text:style-name="P83"><text:a xlink:type="simple" xlink:href="#12.Installing OpenLDAP|outline" text:style-name="Internet_20_link" text:visited-style-name="Internet_20_link">12.0 Installing OpenLDAP</text:a><text:tab/>36</text:p>
          <text:p text:style-name="P84"><text:a xlink:type="simple" xlink:href="#12.1.Setup LDAP Master Server|outline" text:style-name="Internet_20_link" text:visited-style-name="Internet_20_link">12.1 Setup LDAP Master Server</text:a><text:tab/>36</text:p>
          <text:p text:style-name="P85"><text:a xlink:type="simple" xlink:href="#12.1.1.Install the  LDAP rpms |outline" text:style-name="Internet_20_link" text:visited-style-name="Internet_20_link">12.1.1 Install the <text:s/>LDAP rpms </text:a><text:tab/>37</text:p>
          <text:p text:style-name="P85"><text:a xlink:type="simple" xlink:href="#12.1.2.Configure LDAP|outline" text:style-name="Internet_20_link" text:visited-style-name="Internet_20_link">12.1.2 Configure LDAP</text:a><text:tab/>37</text:p>
          <text:p text:style-name="P85"><text:a xlink:type="simple" xlink:href="#12.1.3.Migrate Users|outline" text:style-name="Internet_20_link" text:visited-style-name="Internet_20_link">12.1.3 Migrate Users</text:a><text:tab/>38</text:p>
          <text:p text:style-name="P85"><text:a xlink:type="simple" xlink:href="#12.1.4.Add a User to LDAP|outline" text:style-name="Internet_20_link" text:visited-style-name="Internet_20_link">12.1.4 Add a User to LDAP</text:a><text:tab/>40</text:p>
          <text:p text:style-name="P85"><text:a xlink:type="simple" xlink:href="#1.1.1.Modify a User in LDAP|outline" text:style-name="Internet_20_link" text:visited-style-name="Internet_20_link">1.1.1 Modify a User in LDAP</text:a><text:tab/>40</text:p>
          <text:p text:style-name="P85"><text:soft-page-break/><text:a xlink:type="simple" xlink:href="#12.1.5.Set LDAP Userid Password|outline" text:style-name="Internet_20_link" text:visited-style-name="Internet_20_link">12.1.5 Set LDAP Userid Password</text:a><text:tab/>41</text:p>
          <text:p text:style-name="P84"><text:a xlink:type="simple" xlink:href="#12.2.Setup LDAP Client|outline" text:style-name="Internet_20_link" text:visited-style-name="Internet_20_link">12.2 Setup LDAP Client</text:a><text:tab/>41</text:p>
          <text:p text:style-name="P85"><text:a xlink:type="simple" xlink:href="#12.2.1.Install LDAP into the Compute Node Image|outline" text:style-name="Internet_20_link" text:visited-style-name="Internet_20_link">12.2.1 Install LDAP into the Compute Node Image</text:a><text:tab/>41</text:p>
          <text:p text:style-name="P85"><text:a xlink:type="simple" xlink:href="#12.2.2.Update the LDAP Configuration in the Image|outline" text:style-name="Internet_20_link" text:visited-style-name="Internet_20_link">12.2.2 Update the LDAP Configuration in the Image</text:a><text:tab/>42</text:p>
          <text:p text:style-name="P85"><text:a xlink:type="simple" xlink:href="#12.2.3.Build the Image and  Install |outline" text:style-name="Internet_20_link" text:visited-style-name="Internet_20_link">12.2.3 Build the Image and <text:s/>Install </text:a><text:tab/>42</text:p>
          <text:p text:style-name="P85"><text:a xlink:type="simple" xlink:href="#12.2.4.Test LDAP Client|outline" text:style-name="Internet_20_link" text:visited-style-name="Internet_20_link">12.2.4 Test LDAP Client</text:a><text:tab/>43</text:p>
          <text:p text:style-name="P83"><text:a xlink:type="simple" xlink:href="#13.Setup Hierarchical LDAP|outline" text:style-name="Internet_20_link" text:visited-style-name="Internet_20_link">13.0 Setup Hierarchical LDAP</text:a><text:tab/>43</text:p>
          <text:p text:style-name="P84"><text:a xlink:type="simple" xlink:href="#13.1.Configure the Master Server|outline" text:style-name="Internet_20_link" text:visited-style-name="Internet_20_link">13.1 Configure the Master Server</text:a><text:tab/>43</text:p>
          <text:p text:style-name="P85"><text:a xlink:type="simple" xlink:href="#13.1.1.Install LDAP into the Service Node image|outline" text:style-name="Internet_20_link" text:visited-style-name="Internet_20_link">13.1.1 Install LDAP into the Service Node image</text:a><text:tab/>44</text:p>
          <text:p text:style-name="P89"><text:a xlink:type="simple" xlink:href="#13.1.1.1.Update the LDAP Configuration in Service Node image|outline" text:style-name="Internet_20_link" text:visited-style-name="Internet_20_link">13.1.1.1 Update the LDAP Configuration in Service Node image</text:a><text:tab/>44</text:p>
          <text:p text:style-name="P85"><text:a xlink:type="simple" xlink:href="#13.1.2. Build the Service Node image and install |outline" text:style-name="Internet_20_link" text:visited-style-name="Internet_20_link">13.1.2 <text:s/>Build the Service Node image and install </text:a><text:tab/>45</text:p>
          <text:p text:style-name="P85"><text:a xlink:type="simple" xlink:href="#13.1.3.Import the Master Database on the Service Node|outline" text:style-name="Internet_20_link" text:visited-style-name="Internet_20_link">13.1.3 Import the Master Database on the Service Node</text:a><text:tab/>45</text:p>
          <text:p text:style-name="P85"><text:a xlink:type="simple" xlink:href="#13.1.4.Test the Replica Server|outline" text:style-name="Internet_20_link" text:visited-style-name="Internet_20_link">13.1.4 Test the Replica Server</text:a><text:tab/>45</text:p>
          <text:p text:style-name="P85"><text:a xlink:type="simple" xlink:href="#13.1.5.Setup LDAP client on the compute nodes|outline" text:style-name="Internet_20_link" text:visited-style-name="Internet_20_link">13.1.5 Setup LDAP client on the compute nodes</text:a><text:tab/>45</text:p>
          <text:p text:style-name="P83"><text:a xlink:type="simple" xlink:href="#14.Install  Torque|outline" text:style-name="Internet_20_link" text:visited-style-name="Internet_20_link">14.0 Install <text:s/>Torque</text:a><text:tab/>46</text:p>
          <text:p text:style-name="P84"><text:a xlink:type="simple" xlink:href="#14.1.Setup Torque Server|outline" text:style-name="Internet_20_link" text:visited-style-name="Internet_20_link">14.1 Setup Torque Server</text:a><text:tab/>46</text:p>
          <text:p text:style-name="P84"><text:a xlink:type="simple" xlink:href="#14.2.Configure Torque|outline" text:style-name="Internet_20_link" text:visited-style-name="Internet_20_link">14.2 Configure Torque</text:a><text:tab/>46</text:p>
          <text:p text:style-name="P84"><text:a xlink:type="simple" xlink:href="#14.3. Define Nodes|outline" text:style-name="Internet_20_link" text:visited-style-name="Internet_20_link">14.3 <text:s/>Define Nodes</text:a><text:tab/>46</text:p>
          <text:p text:style-name="P84"><text:a xlink:type="simple" xlink:href="#14.4. Setup and Start Service|outline" text:style-name="Internet_20_link" text:visited-style-name="Internet_20_link">14.4 <text:s/>Setup and Start Service</text:a><text:tab/>47</text:p>
          <text:p text:style-name="P84"><text:a xlink:type="simple" xlink:href="#14.5.Install pbstop|outline" text:style-name="Internet_20_link" text:visited-style-name="Internet_20_link">14.5 Install pbstop</text:a><text:tab/>47</text:p>
          <text:p text:style-name="P84"><text:a xlink:type="simple" xlink:href="#14.6.Install Perl Curses for pbstop|outline" text:style-name="Internet_20_link" text:visited-style-name="Internet_20_link">14.6 Install Perl Curses for pbstop</text:a><text:tab/>47</text:p>
          <text:p text:style-name="P84"><text:a xlink:type="simple" xlink:href="#14.7.Create a Torque Default Queue|outline" text:style-name="Internet_20_link" text:visited-style-name="Internet_20_link">14.7 Create a Torque Default Queue</text:a><text:tab/>47</text:p>
          <text:p text:style-name="P84"><text:a xlink:type="simple" xlink:href="#14.8.Setup Torque Client ( x86_64 only)|outline" text:style-name="Internet_20_link" text:visited-style-name="Internet_20_link">14.8 Setup Torque Client ( x86_64 only)</text:a><text:tab/>47</text:p>
          <text:p text:style-name="P85"><text:a xlink:type="simple" xlink:href="#14.8.1.Install Torque|outline" text:style-name="Internet_20_link" text:visited-style-name="Internet_20_link">14.8.1 Install Torque</text:a><text:tab/>47</text:p>
          <text:p text:style-name="P85"><text:a xlink:type="simple" xlink:href="#14.8.2.Configure Torque|outline" text:style-name="Internet_20_link" text:visited-style-name="Internet_20_link">14.8.2 Configure Torque</text:a><text:tab/>47</text:p>
          <text:p text:style-name="P89"><text:a xlink:type="simple" xlink:href="#14.8.2.1.Set Up Access|outline" text:style-name="Internet_20_link" text:visited-style-name="Internet_20_link">14.8.2.1 Set Up Access</text:a><text:tab/>47</text:p>
          <text:p text:style-name="P89"><text:a xlink:type="simple" xlink:href="#14.8.2.2.Set Up Node to Node ssh for Root |outline" text:style-name="Internet_20_link" text:visited-style-name="Internet_20_link">14.8.2.2 Set Up Node to Node ssh for Root </text:a><text:tab/>48</text:p>
          <text:p text:style-name="P85"><text:a xlink:type="simple" xlink:href="#14.8.3.Pack and Install image|outline" text:style-name="Internet_20_link" text:visited-style-name="Internet_20_link">14.8.3 Pack and Install image</text:a><text:tab/>48</text:p>
          <text:p text:style-name="P83"><text:a xlink:type="simple" xlink:href="#15.Setup Moab|outline" text:style-name="Internet_20_link" text:visited-style-name="Internet_20_link">15.0 Setup Moab</text:a><text:tab/>48</text:p>
          <text:p text:style-name="P84"><text:a xlink:type="simple" xlink:href="#15.1.Install Moab|outline" text:style-name="Internet_20_link" text:visited-style-name="Internet_20_link">15.1 Install Moab</text:a><text:tab/>48</text:p>
          <text:p text:style-name="P84"><text:a xlink:type="simple" xlink:href="#15.2.Configure Moab|outline" text:style-name="Internet_20_link" text:visited-style-name="Internet_20_link">15.2 Configure Moab</text:a><text:tab/>49</text:p>
          <text:p text:style-name="P85"><text:a xlink:type="simple" xlink:href="#15.2.1.Start Moab|outline" text:style-name="Internet_20_link" text:visited-style-name="Internet_20_link">15.2.1 Start Moab</text:a><text:tab/>49</text:p>
          <text:p text:style-name="P83"><text:a xlink:type="simple" xlink:href="#16.References|outline" text:style-name="Internet_20_link" text:visited-style-name="Internet_20_link">16.0 References</text:a><text:tab/>49</text:p>
        </text:index-body>
      </text:table-of-content>
      <text:p text:style-name="P27"/>
      <text:list text:style-name="L1">
        <text:list-item>
          <text:h text:outline-level="1">Introduction</text:h>
        </text:list-item>
      </text:list>
      <text:p text:style-name="Standard">xCAT 2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hybrid mode, mixed node architectures, and accelerator nodes. <text:s/>If you do not intend to use some of these features, skip those sections. <text:s/>This example cluster is built with Fedora 8, but the same concepts apply to Fedora 9 and RHEL 5.</text:p>
      <text:p text:style-name="Text_20_body"><text:soft-page-break/><text:span text:style-name="T9"/></text:p>
      <text:p text:style-name="Text_20_body"/>
      <text:h text:style-name="Heading_20_2" text:outline-level="2">Other Documentation Available</text:h>
      <text:list text:style-name="L8">
        <text:list-item>
          <text:p text:style-name="P73">xCAT man pages: <text:s/><text:a xlink:type="simple" xlink:href="http://xcat.sf.net/man1/xcat.1.html">http://xcat.sf.net/man1/xcat.1.html</text:a></text:p>
        </text:list-item>
        <text:list-item>
          <text:p text:style-name="P73">xCAT DB table descriptions: <text:a xlink:type="simple" xlink:href="http://xcat.sf.net/man5/xcatdb.5.html">http://xcat.sf.net/man5/xcatdb.5.html</text:a></text:p>
        </text:list-item>
        <text:list-item>
          <text:p text:style-name="P73">Installing xCAT on iDataPlex: <text:s/><text:a xlink:type="simple" xlink:href="http://xcat.svn.sourceforge.net/svnroot/xcat/xcat-core/trunk/xCAT-client/share/doc/xCAT-iDpx.pdf">http://xcat.svn.sourceforge.net/svnroot/xcat/xcat-core/trunk/xCAT-client/share/doc/xCAT-iDpx.pdf</text:a> </text:p>
        </text:list-item>
        <text:list-item>
          <text:p text:style-name="P73">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73">xCAT on AIX Cookbook: <text:s/><text:a xlink:type="simple" xlink:href="http://xcat.svn.sourceforge.net/svnroot/xcat/xcat-core/trunk/xCAT-client/share/doc/xCAT2onAIX.pdf">http://xcat.svn.sourceforge.net/svnroot/xcat/xcat-core/trunk/xCAT-client/share/doc/xCAT2onAIX.pdf</text:a> </text:p>
        </text:list-item>
        <text:list-item>
          <text:p text:style-name="P73">xCAT wiki: <text:s/><text:a xlink:type="simple" xlink:href="http://xcat.wiki.sourceforge.net/">http://xcat.wiki.sourceforge.net/</text:a> </text:p>
        </text:list-item>
        <text:list-item>
          <text:p text:style-name="P73">xCAT mailing list: <text:s/><text:a xlink:type="simple" xlink:href="http://xcat.org/mailman/listinfo/xcat-user">http://xcat.org/mailman/listinfo/xcat-user</text:a></text:p>
        </text:list-item>
        <text:list-item>
          <text:p text:style-name="P73">xCAT bugs: <text:s/><text:a xlink:type="simple" xlink:href="https://sourceforge.net/tracker/?group_id=208749&amp;atid=1006945">https://sourceforge.net/tracker/?group_id=208749&amp;atid=1006945</text:a></text:p>
        </text:list-item>
        <text:list-item>
          <text:p text:style-name="P73">xCAT feature requests: <text:s/><text:a xlink:type="simple" xlink:href="https://sourceforge.net/tracker/?group_id=208749&amp;atid=1006948">https://sourceforge.net/tracker/?group_id=208749&amp;atid=1006948</text:a></text:p>
        </text:list-item>
      </text:list>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2">
        <text:list-item>
          <text:p text:style-name="P68">All node names begin with “rr”.</text:p>
        </text:list-item>
        <text:list-item>
          <text:p text:style-name="P68">The cluster is divided into management sub-domains called connected units (CU). <text:s/>Each CU has its own subnet (and broadcast domain) and is designated by a single letter. <text:s/>So the 1<text:span text:style-name="T17">st</text:span> CU is rra, the 2<text:span text:style-name="T17">nd</text:span> rrb, etc.</text:p>
        </text:list-item>
        <text:list-item>
          <text:p text:style-name="P68">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68">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68">The BladeCenter chassis within each CU are numbered sequentially, e.g. bca01, bca02, etc.</text:p>
        </text:list-item>
      </text:list>
      <text:p text:style-name="Text_20_body"/>
      <text:list text:style-name="L1" text:continue-numbering="true">
        <text:list-item>
          <text:h text:outline-level="1"><text:soft-page-break/>Installing the Management Node</text:h>
          <text:list>
            <text:list-item>
              <text:h text:style-name="P74" text:outline-level="2">Prepare the Management Node</text:h>
              <text:list>
                <text:list-item>
                  <text:h text:style-name="P76" text:outline-level="3">Set Up Your Networks</text:h>
                </text:list-item>
              </text:list>
            </text:list-item>
          </text:list>
        </text:list-item>
      </text:list>
      <text:p text:style-name="Standard">xCAT install process will scan and populate certain settings from the running configuration. Having the networks configured ahead of time will aid in correct configuration.</text:p>
      <text:list text:style-name="L1" text:continue-numbering="true">
        <text:list-item>
          <text:list text:continue-numbering="true">
            <text:list-item>
              <text:list text:continue-numbering="true">
                <text:list-item>
                  <text:h text:style-name="P76" text:outline-level="3">Install the Management Node OS</text:h>
                </text:list-item>
              </text:list>
            </text:list-item>
          </text:list>
        </text:list-item>
      </text:list>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list text:style-name="L1" text:continue-numbering="true">
        <text:list-item>
          <text:list text:continue-numbering="true">
            <text:list-item>
              <text:list text:continue-numbering="true">
                <text:list-item>
                  <text:h text:style-name="P76" text:outline-level="3">Ensure That SELinux is Disabled</text:h>
                </text:list-item>
              </text:list>
            </text:list-item>
          </text:list>
        </text:list-item>
      </text:list>
      <text:p text:style-name="Standard">/etc/sysconfig/selinux should contain:</text:p>
      <text:p text:style-name="Standard"/>
      <text:p text:style-name="Code">SELINUX=disabled</text:p>
      <text:p text:style-name="Code"/>
      <text:p text:style-name="Standard">If this change had to be made, reboot the system.</text:p>
      <text:list text:style-name="L1" text:continue-numbering="true">
        <text:list-item>
          <text:list text:continue-numbering="true">
            <text:list-item>
              <text:list text:continue-numbering="true">
                <text:list-item>
                  <text:h text:style-name="P76" text:outline-level="3">Prevent DHCP client from overwriting DNS configuration</text:h>
                </text:list-item>
              </text:list>
            </text:list-item>
          </text:list>
        </text:list-item>
      </text:list>
      <text:p text:style-name="Standard">Find the /etc/sysconfig/network-scripts/ifcfg-* files relevant to any NICs that are DHCP configured, and put “PEERDNS=no” into them.</text:p>
      <text:list text:style-name="L1" text:continue-numbering="true">
        <text:list-item>
          <text:list text:continue-numbering="true">
            <text:list-item>
              <text:list text:continue-numbering="true">
                <text:list-item>
                  <text:h text:style-name="P76" text:outline-level="3">Configure Cluster-Facing NICs</text:h>
                </text:list-item>
              </text:list>
            </text:list-item>
          </text:list>
        </text:list-item>
      </text:list>
      <text:p text:style-name="Standard">Configure the cluster 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list text:style-name="L1" text:continue-numbering="true">
        <text:list-item>
          <text:list text:continue-numbering="true">
            <text:list-item>
              <text:list text:continue-numbering="true">
                <text:list-item>
                  <text:h text:style-name="P76" text:outline-level="3">Configure Hostname</text:h>
                </text:list-item>
              </text:list>
            </text:list-item>
          </text:list>
        </text:list-item>
      </text:list>
      <text:p text:style-name="Standard">/etc/sysconfig/network should have HOSTNAME=(desired hostname).</text:p>
      <text:list text:style-name="L1" text:continue-numbering="true">
        <text:list-item>
          <text:list text:continue-numbering="true">
            <text:list-item>
              <text:list text:continue-numbering="true">
                <text:list-item>
                  <text:h text:style-name="P76" text:outline-level="3">Configure DNS Resolution</text:h>
                </text:list-item>
              </text:list>
            </text:list-item>
          </text:list>
        </text:list-item>
      </text:list>
      <text:p text:style-name="Standard">/etc/resolv.conf should contain, for example:</text:p>
      <text:p text:style-name="Standard"/>
      <text:p text:style-name="Code">search cluster</text:p>
      <text:p text:style-name="Code">nameserver 11.16.0.1</text:p>
      <text:list text:style-name="L1" text:continue-numbering="true">
        <text:list-item>
          <text:list text:continue-numbering="true">
            <text:list-item>
              <text:list text:continue-numbering="true">
                <text:list-item>
                  <text:h text:style-name="P79" text:outline-level="3">Setup basic hosts file</text:h>
                </text:list-item>
              </text:list>
            </text:list-item>
          </text:list>
        </text:list-item>
      </text:list>
      <text:p text:style-name="P67">Ensure a line like the following is in /etc/hosts:</text:p>
      <text:p text:style-name="P67"/>
      <text:p text:style-name="Code">11.16.0.1 mn20.cluster mn20</text:p>
      <text:list text:style-name="L1" text:continue-numbering="true">
        <text:list-item>
          <text:list text:continue-numbering="true">
            <text:list-item>
              <text:list text:continue-numbering="true">
                <text:list-item>
                  <text:h text:style-name="P76" text:outline-level="3"><text:soft-page-break/>Restart Management Node</text:h>
                </text:list-item>
              </text:list>
            </text:list-item>
          </text:list>
        </text:list-item>
      </text:list>
      <text:p text:style-name="Standard">Though it is possible to restart the correct services for all settings except SELinux, the simplest step</text:p>
      <text:p text:style-name="Standard">would be to reboot the management server at this point.</text:p>
      <text:list text:style-name="L1" text:continue-numbering="true">
        <text:list-item>
          <text:list text:continue-numbering="true">
            <text:list-item>
              <text:list text:continue-numbering="true">
                <text:list-item>
                  <text:h text:style-name="P76" text:outline-level="3">Configure Ethernet Switches</text:h>
                </text:list-item>
              </text:list>
            </text:list-item>
          </text:list>
        </text:list-item>
      </text:list>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list text:style-name="L1" text:continue-numbering="true">
        <text:list-item>
          <text:list text:continue-numbering="true">
            <text:list-item>
              <text:h text:style-name="P74" text:outline-level="2">Download Linux Distro ISOs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44"/>
      <text:list text:style-name="WW8Num9" text:continue-numbering="true">
        <text:list-item>
          <text:p text:style-name="List_20_Number">Create YUM repository for Fedora RPM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list text:style-name="WW8Num9" text:continue-numbering="true">
        <text:list-item>
          <text:p text:style-name="List_20_Number">Install createrepo:<text:line-break/></text:p>
        </text:list-item>
      </text:list>
      <text:p text:style-name="Code_20_Indented">yum install createrepo</text:p>
      <text:p text:style-name="Text_20_body"/>
      <text:list text:style-name="L1" text:continue-numbering="true">
        <text:list-item>
          <text:list text:continue-numbering="true">
            <text:list-item>
              <text:h text:style-name="P74" text:outline-level="2">Downloading and Installing <text:s/>xCAT 2</text:h>
            </text:list-item>
          </text:list>
        </text:list-item>
      </text:list>
      <text:p text:style-name="Standard"/>
      <text:p text:style-name="P26"><text:soft-page-break/>Note:<text:span text:style-name="T9"> <text:s/>Currently in </text:span><text:a xlink:type="simple" xlink:href="http://xcat.sourceforge.net/yum/"><text:span text:style-name="T9">http://xcat.sourceforge.net/yum/</text:span></text:a><text:span text:style-name="T9"> , the following directories and tarballs contain </text:span>xCAT 2.1 pre-release<text:span text:style-name="T9">:</text:span></text:p>
      <text:list text:style-name="L9">
        <text:list-item>
          <text:p text:style-name="P66"><text:span text:style-name="T9">core-snap</text:span></text:p>
        </text:list-item>
        <text:list-item>
          <text:p text:style-name="P66"><text:span text:style-name="T9">dep-snap</text:span></text:p>
        </text:list-item>
        <text:list-item>
          <text:p text:style-name="P66"><text:span text:style-name="T9">core-rpms-snap.tar.bz2</text:span></text:p>
        </text:list-item>
        <text:list-item>
          <text:p text:style-name="P66"><text:span text:style-name="T9">dep-rpms-snap.tar.bz2</text:span></text:p>
        </text:list-item>
      </text:list>
      <text:p text:style-name="P26"><text:span text:style-name="T9"/></text:p>
      <text:p text:style-name="P26"><text:span text:style-name="T9">The following directories and tarballs contain </text:span>xCAT 2.0<text:span text:style-name="T9">:</text:span></text:p>
      <text:list text:style-name="L9">
        <text:list-item>
          <text:p text:style-name="P66"><text:span text:style-name="T9">xcat-core</text:span></text:p>
        </text:list-item>
        <text:list-item>
          <text:p text:style-name="P66"><text:span text:style-name="T9">xcat-dep</text:span></text:p>
        </text:list-item>
        <text:list-item>
          <text:p text:style-name="P66"><text:span text:style-name="T9">core-repo.tar.bz2</text:span></text:p>
        </text:list-item>
        <text:list-item>
          <text:p text:style-name="P66"><text:span text:style-name="T9">dep-repo.tar.bz2</text:span></text:p>
        </text:list-item>
      </text:list>
      <text:p text:style-name="P26"><text:span text:style-name="T9"/></text:p>
      <text:p text:style-name="P26"><text:span text:style-name="T9">This structure will likely be changed in the near future to make it clearer.</text:span></text:p>
      <text:p text:style-name="P26"><text:span text:style-name="T9"/></text:p>
      <text:list text:style-name="L1" text:continue-numbering="true">
        <text:list-item>
          <text:list text:continue-numbering="true">
            <text:list-item>
              <text:list text:continue-numbering="true">
                <text:list-item>
                  <text:h text:style-name="P76" text:outline-level="3">If Your Management Node <text:span text:style-name="T15">Has</text:span> Internet Access:</text:h>
                  <text:list>
                    <text:list-item>
                      <text:h text:style-name="P80"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list text:style-name="L1" text:continue-numbering="true">
        <text:list-item>
          <text:list text:continue-numbering="true">
            <text:list-item>
              <text:list text:continue-numbering="true">
                <text:list-item>
                  <text:list text:continue-numbering="true">
                    <text:list-item>
                      <text:h text:style-name="P80"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chapter" text:ref-name="1.1.1Install xCAT 2.0 software &amp; Its Dependencies">2.3.3</text:reference-ref>, <text:reference-ref text:reference-format="text" text:ref-name="1.1.1Install xCAT 2.0 software &amp; Its Dependencies">Install xCAT 2 software &amp; Its Dependencies</text:reference-ref>.</text:p>
      <text:list text:style-name="L1" text:continue-numbering="true">
        <text:list-item>
          <text:list text:continue-numbering="true">
            <text:list-item>
              <text:list text:continue-numbering="true">
                <text:list-item>
                  <text:h text:style-name="P76" text:outline-level="3">If Your Management Node <text:span text:style-name="T15">Does Not Have</text:span> Internet Access:</text:h>
                  <text:list>
                    <text:list-item>
                      <text:h text:style-name="P80" text:outline-level="4">Download xCAT 2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text:soft-page-break/>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81" text:outline-level="4">Get Distro OSS dependencies</text:h>
                    </text:list-item>
                  </text:list>
                </text:list-item>
              </text:list>
            </text:list-item>
          </text:list>
        </text:list-item>
      </text:list>
      <text:p text:style-name="Standard"/>
      <text:p text:style-name="Code">cd /root/xcat2/dep-snap/rh/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Text_20_body"/>
      <text:list text:style-name="L1" text:continue-numbering="true">
        <text:list-item>
          <text:list text:continue-numbering="true">
            <text:list-item>
              <text:list text:continue-numbering="true">
                <text:list-item>
                  <text:list text:continue-numbering="true">
                    <text:list-item>
                      <text:h text:style-name="P80"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16"/>
      <text:list text:style-name="L1" text:continue-numbering="true">
        <text:list-item>
          <text:list text:continue-numbering="true">
            <text:list-item>
              <text:list text:continue-numbering="true">
                <text:list-item>
                  <text:h text:style-name="P76" text:outline-level="3"><text:reference-mark-start text:name="1.1.1Install xCAT 2.0 software &amp; Its Dependencies"/>Install xCAT 2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76"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76" text:outline-level="3">Update xCAT 2 software</text:h>
                </text:list-item>
              </text:list>
            </text:list-item>
          </text:list>
        </text:list-item>
      </text:list>
      <text:p text:style-name="Standard"/>
      <text:p text:style-name="Standard"><text:soft-page-break/>If you need to update the xCAT 2 rpms later, download the new version of <text:a xlink:type="simple" xlink:href="http://xcat.sf.net/yum/core-rpms-snap.tar.bz2">http://xcat.sf.net/yum/core-rpms-snap.tar.bz2</text:a> (if the management node does not have access to the internet) and untar it in the same place as before, and then run:</text:p>
      <text:p text:style-name="Standard"/>
      <text:p text:style-name="Code">yum update '*xCAT*'</text:p>
      <text:p text:style-name="Standard"/>
      <text:p text:style-name="Standard">If you have a service node stateless image, don't forget to update the image with the new xCAT rpms (see chapter <text:reference-ref text:reference-format="chapter" text:ref-name="Build the service node stateless image">6</text:reference-ref>, <text:reference-ref text:reference-format="text" text:ref-name="Build the service node stateless image">Install or Stateless Boot the Service Node</text:reference-ref>):</text:p>
      <text:p text:style-name="Standard"/>
      <text:p text:style-name="Code">export BASEIMAGE=/install/netboot/fedora8/x86_64/service/rootimg</text:p>
      <text:p text:style-name="Code">rm -f $BASEIMAGE/etc/yum.repos.d/*</text:p>
      <text:p text:style-name="Code">cp -pf /etc/yum.repos.d/*.repo $BASEIMAGE/etc/yum.repos.d</text:p>
      <text:p text:style-name="Code">yum --installroot=$BASEIMAGE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76"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74" text:outline-level="2" text:is-list-header="true"/>
            </text:list-header>
          </text:list>
        </text:list-item>
        <text:list-item>
          <text:h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 2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25">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74" text:outline-level="2"><text:soft-page-break/>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3">
        <text:list-item>
          <text:p text:style-name="P62">192.168.0.1: ip of master</text:p>
        </text:list-item>
        <text:list-item>
          <text:p text:style-name="P62">xcatdb: database name</text:p>
        </text:list-item>
        <text:list-item>
          <text:p text:style-name="P62">xcatadmin: database role (aka user)</text:p>
        </text:list-item>
        <text:list-item>
          <text:p text:style-name="P62">cluster: database password</text:p>
        </text:list-item>
        <text:list-item>
          <text:p text:style-name="P62">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88"/>
      <text:list text:style-name="WW8Num9">
        <text:list-item text:start-value="1">
          <text:p text:style-name="List_20_Number_20_Code">yum install perl-DBD-Pg postgresql-server postgresql</text:p>
        </text:list-item>
      </text:list>
      <text:p text:style-name="P10"/>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text:soft-page-break/></text:p>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38">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7"/>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51"/>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49"/>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text:soft-page-break/></text:p>
      <text:p text:style-name="Code_20_Indented">#key,value,comments,disable</text:p>
      <text:p text:style-name="Code_20_Indented">"xcatiport","3002",,</text:p>
      <text:p text:style-name="Code_20_Indented">"xcatdport","3001",,</text:p>
      <text:p text:style-name="Code_20_Indented">"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74" text:outline-level="2">Define the <text:s/>service nodes in the database</text:h>
            </text:list-item>
          </text:list>
        </text:list-item>
      </text:list>
      <text:p text:style-name="P53">For this example, <text:s/>we have two service nodes 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53"/>
      <text:p text:style-name="P12">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list text:style-name="L1" text:continue-numbering="true">
        <text:list-item>
          <text:list text:continue-numbering="true">
            <text:list-item>
              <text:list text:continue-numbering="true">
                <text:list-item>
                  <text:h text:style-name="P76" text:outline-level="3">Define Service Nodes in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76" text:outline-level="3"><text:reference-mark-start text:name="1.1.1Define Service Nodes in the servicenode table"/>Define Service Nodes in the servicenode table<text:reference-mark-end text:name="1.1.1Define Service Nodes in the servicenode table"/></text:h>
                </text:list-item>
              </text:list>
            </text:list-item>
          </text:list>
        </text:list-item>
      </text:list>
      <text:p text:style-name="Standard"/>
      <text:p text:style-name="Standard">The service node table defines all service nodes and the services that will be setup on those servicenodes. <text:s/>To setup dns, dhcp, tftp, conserver,ntp <text:s/>and vsftp on the service nodes:</text:p>
      <text:p text:style-name="Standard"/>
      <text:p text:style-name="Code_20_Indented">chtab node=service servicenode.nameserver=1 servicenode.dhcpserver=1 servicenode.tftpserver=1 servicenode.conserver=1 servicenode.ntpserver=1 servicenode.ftpserver=1 <text:s/></text:p>
      <text:p text:style-name="Code_20_Indented"/>
      <text:list text:style-name="L1" text:continue-numbering="true">
        <text:list-item>
          <text:list text:continue-numbering="true">
            <text:list-item>
              <text:list text:continue-numbering="true">
                <text:list-item>
                  <text:list text:continue-numbering="true">
                    <text:list-item>
                      <text:h text:style-name="P80" text:outline-level="4"><text:soft-page-break/>Define <text:s/>Service Nodes in noderes Table</text:h>
                    </text:list-item>
                  </text:list>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list text:continue-numbering="true">
                    <text:list-item>
                      <text:h text:style-name="P80" text:outline-level="4">Define Service Nodes in ipmi Table</text:h>
                    </text:list-item>
                  </text:list>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list text:continue-numbering="true">
                    <text:list-item>
                      <text:h text:style-name="P80" text:outline-level="4">Define Service Nodes in switch Table</text:h>
                    </text:list-item>
                  </text:list>
                </text:list-item>
              </text:list>
            </text:list-item>
          </text:list>
        </text:list-item>
      </text:list>
      <text:p text:style-name="Standard">If using IPMI node discovery to collect service node MAC addresses, add the service nodes to <text:s/>the switch table:</text:p>
      <text:p text:style-name="Code">chtab node=rra000-m switch.switch=11.16.255.254 switch.port=1/0/26</text:p>
      <text:list text:style-name="L1" text:continue-numbering="true">
        <text:list-item>
          <text:list text:continue-numbering="true">
            <text:list-item>
              <text:list text:continue-numbering="true">
                <text:list-item>
                  <text:list text:continue-numbering="true">
                    <text:list-item>
                      <text:h text:style-name="P80" text:outline-level="4">Define the chain Table for Service Node Discovery</text:h>
                    </text:list-item>
                  </text:list>
                </text:list-item>
              </text:list>
            </text:list-item>
          </text:list>
        </text:list-item>
      </text:list>
      <text:p text:style-name="Standard">If using IPMI node discovery to collect service node MAC addresses, add the discover action to the chain table:</text:p>
      <text:p text:style-name="Code">chtab node=ipmi chain.chain=standby chain.ondiscover=nodediscover</text:p>
      <text:p text:style-name="Standard"/>
      <text:p text:style-name="Standard">If you first need to have the BMC for the service node <text:s/>set up correctly, use the following chain value instead:</text:p>
      <text:p text:style-name="Code">chtab node=ipmi chain.chain=”runcmd=bmcsetup,standby” chain.ondiscover=nodediscover</text:p>
      <text:list text:style-name="L1" text:continue-numbering="true">
        <text:list-item>
          <text:list text:continue-numbering="true">
            <text:list-item>
              <text:list text:continue-numbering="true">
                <text:list-item>
                  <text:list text:continue-numbering="true">
                    <text:list-item>
                      <text:h text:style-name="P80" text:outline-level="4">Define Service Nodes in nodehm Table</text:h>
                    </text:list-item>
                  </text:list>
                </text:list-item>
              </text:list>
            </text:list-item>
          </text:list>
        </text:list-item>
      </text:list>
      <text:p text:style-name="Code">chtab node=service nodehm.cons=ipmi nodehm.mgt=ipmi <text:s/>nodehm.serialspeed=19200 nodehm.serialflow=hard nodehm.serialport=0</text:p>
      <text:p text:style-name="P16"/>
      <text:list text:style-name="L1" text:continue-numbering="true">
        <text:list-item>
          <text:list text:continue-numbering="true">
            <text:list-item>
              <text:list text:continue-numbering="true">
                <text:list-item>
                  <text:list text:continue-numbering="true">
                    <text:list-item>
                      <text:h text:style-name="P80" text:outline-level="4">Define Service Nodes in nodetype Table</text:h>
                    </text:list-item>
                  </text:list>
                </text:list-item>
              </text:list>
            </text:list-item>
          </text:list>
        </text:list-item>
      </text:list>
      <text:p text:style-name="Code">chtab node=service nodetype.arch=x86_64 nodetype.os=fedora8 nodetype.nodetype=osi</text:p>
      <text:p text:style-name="Text_20_body_20_indent"/>
      <text:list text:style-name="L1" text:continue-numbering="true">
        <text:list-item>
          <text:list text:continue-numbering="true">
            <text:list-item>
              <text:list text:continue-numbering="true">
                <text:list-item>
                  <text:list text:continue-numbering="true">
                    <text:list-item>
                      <text:h text:style-name="P80" text:outline-level="4">Set Necessary Attributes in site Table</text:h>
                    </text:list-item>
                  </text:list>
                </text:list-item>
              </text:list>
            </text:list-item>
          </text:list>
        </text:list-item>
      </text:list>
      <text:p text:style-name="Code">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list text:style-name="L1" text:continue-numbering="true">
        <text:list-item>
          <text:list text:continue-numbering="true">
            <text:list-item>
              <text:list text:continue-numbering="true">
                <text:list-item>
                  <text:list text:continue-numbering="true">
                    <text:list-item>
                      <text:h text:style-name="P80" text:outline-level="4">Define Service Node OS and Profile attributes</text:h>
                    </text:list-item>
                  </text:list>
                </text:list-item>
              </text:list>
            </text:list-item>
          </text:list>
        </text:list-item>
      </text:list>
      <text:p text:style-name="Code">chtab node=service nodetype.os=fedora8 nodetype.profile=service</text:p>
      <text:p text:style-name="Code"/>
      <text:list text:style-name="L1" text:continue-numbering="true">
        <text:list-item>
          <text:h text:outline-level="1"><text:soft-page-break/>Setup Services </text:h>
          <text:list>
            <text:list-item>
              <text:h text:style-name="P74"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p text:style-name="Code"/>
      <text:list text:style-name="L1" text:continue-numbering="true">
        <text:list-item>
          <text:list text:continue-numbering="true">
            <text:list-item>
              <text:h text:style-name="P74" text:outline-level="2">Set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i.e. service nodes and compute nodes not being managed by a service node).</text:p>
      <text:p text:style-name="Standard"/>
      <text:p text:style-name="Standard">If <text:s/>your nodes have access to the internet you can use the global servers:</text:p>
      <text:p text:style-name="Code_20_Indented">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Code_20_Indented">chtab key=ntpservers site.value=mn20 <text:s/># IP of mgmt node </text:p>
      <text:p text:style-name="Standard"/>
      <text:p text:style-name="Standard">To set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text:p>
      <text:p text:style-name="Standard"/>
      <text:p text:style-name="Code_20_Indented">chtab node=xcatdefaults postscripts.postscripts=syslog,remoteshell,setupntp</text:p>
      <text:p text:style-name="Code"/>
      <text:p text:style-name="Standard"/>
      <text:p text:style-name="Standard">If using Service Nodes, <text:s/>set the servicenode table ntpservers attribute to setup the Service Node as a NTP server to the compute nodes. <text:s/>See section <text:reference-ref text:reference-format="chapter" text:ref-name="1.1.1Define Service Nodes in the servicenode table">3.2.2</text:reference-ref>, <text:reference-ref text:reference-format="text" text:ref-name="1.1.1Define Service Nodes in the servicenode table">Define Service Nodes in the servicenode table</text:reference-ref>.</text:p>
      <text:p text:style-name="Standard"><text:soft-page-break/></text:p>
      <text:p text:style-name="Code_20_Indented">chtab node=service <text:s/>servicenode.ntpserver=1</text:p>
      <text:p text:style-name="Standard"/>
      <text:list text:style-name="L1" text:continue-numbering="true">
        <text:list-item>
          <text:list text:continue-numbering="true">
            <text:list-item>
              <text:h text:style-name="P74" text:outline-level="2">Setup DNS</text:h>
            </text:list-item>
          </text:list>
        </text:list-item>
      </text:list>
      <text:h text:style-name="Heading_20_1" text:outline-level="1" text:is-list-header="true"/>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P2"/>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P2"/>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74"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text:soft-page-break/></text:p>
      <text:p text:style-name="Standard">/opt/xcat/share/xcat/tools/mkrrbc <text:s/>will allow you to automatically define as many BladeCenter management module and switch node definitionss as you would like to and setup convenient nodegroups needed to manage them. You can first run mkrrbc with the --<text:span text:style-name="T19">test</text:span> option to verify that the nodeadd commands that will be run will create the node and nodegroup definitions you need. <text:s/>See man mkrrbc.</text:p>
      <text:p text:style-name="Standard"/>
      <text:p text:style-name="Standard">For example, running these mkrrbc commands will create the following definitions in the nodelist table. <text:s text:c="2"/>(These node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7"/>
      <text:p text:style-name="Standard">After running mkrrbc, define the hardware control attributes for the management modules:</text:p>
      <text:p text:style-name="P17">chtab node=mm nodehm.mgt=blade</text:p>
      <text:p text:style-name="P17">chtab node=mm mp.mpa='|(.*)|($1)|'</text:p>
      <text:list text:style-name="L1" text:continue-numbering="true">
        <text:list-item>
          <text:list text:continue-numbering="true">
            <text:list-item>
              <text:h text:style-name="P74" text:outline-level="2">Setup AMM</text:h>
            </text:list-item>
          </text:list>
        </text:list-item>
      </text:list>
      <text:p text:style-name="Standard"/>
      <text:p text:style-name="P34">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text:p>
      <text:p text:style-name="Standard"/>
      <text:p text:style-name="Code">rspconfig mm snmpcfg=enable sshcfg=enable</text:p>
      <text:p text:style-name="Code">rspconfig mm pd1=redwoperf pd2=redwoperf</text:p>
      <text:p text:style-name="Code">rpower mm reset</text:p>
      <text:p text:style-name="P16"/>
      <text:p text:style-name="Text_20_body">Test the ssh set up with:</text:p>
      <text:p text:style-name="Code">psh -l USERID@mm info -T mm[1]</text:p>
      <text:p text:style-name="P2"/>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text:soft-page-break/></text:p>
      <text:list text:style-name="L1" text:continue-numbering="true">
        <text:list-item>
          <text:list text:continue-numbering="true">
            <text:list-item>
              <text:h text:style-name="P74" text:outline-level="2">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outline-level="1">Define Compute Nodes in the Database</text:h>
        </text:list-item>
      </text:list>
      <text:p text:style-name="Standard"/>
      <text:p text:style-name="P12">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74"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ample script to automate these definitions for the RR cluster.</text:p>
      <text:p text:style-name="Standard"/>
      <text:p text:style-name="Standard">/opt/xcat/share/xcat/tools/mkrrnodes <text:s/>will allow you to automatically define as many nodes as you would like to and setup nodegroups needed to manage those nodes. You can first run mkrrnodes with the --<text:span text:style-name="T19">test</text:span> option to verify that the nodeadd commands that will be run will create the nodes and nodegroups you need. <text:s/>See man mkrrnodes.</text:p>
      <text:p text:style-name="Standard"/>
      <text:p text:style-name="Standard">For example, running these mkrrnodes command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1,12</text:p>
      <text:p text:style-name="Code">/opt/xcat/share/xcat/tools/mkrrnodes -C b -R 1,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74" text:outline-level="2">Set Up the nodehm table</text:h>
            </text:list-item>
          </text:list>
        </text:list-item>
      </text:list>
      <text:p text:style-name="Code">chtab node=opteron-cua nodehm.cons=blade nodehm.mgt=blade nodehm.conserver=rra000-m <text:s/>nodehm.serialspeed=19200 nodehm.serialflow=hard nodehm.serialport=1</text:p>
      <text:p text:style-name="Code"><text:soft-page-break/>chtab node=cell-cua nodehm.cons=blade nodehm.mgt=blade nodehm.conserver=rra000-m <text:s/>nodehm.serialspeed=19200 nodehm.serialflow=hard nodehm.serialport=0</text:p>
      <text:p text:style-name="Code">chtab node=opteron-cub nodehm.cons=blade nodehm.mgt=blade nodehm.conserver=rrb000-m <text:s/>nodehm.serialspeed=19200 nodehm.serialflow=hard nodehm.serialport=1</text:p>
      <text:p text:style-name="Code">chtab node=cell-cub nodehm.cons=blade nodehm.mgt=blade nodehm.conserver=rrb000-m <text:s/>nodehm.serialspeed=19200 nodehm.serialflow=hard nodehm.serialport=0</text:p>
      <text:p text:style-name="Text_20_body"/>
      <text:p text:style-name="P9">When Table.pm supports where strings on rows that contain regex's (or I think when the servicenode table is used to determine if conserver should be set up??), the above lines can be replaced with:</text:p>
      <text:p text:style-name="P16">chtab node=cell nodehm.cons=blade nodehm.mgt=blade nodehm.conserver='|rr(.).*|rr($1)000-m|' <text:s/>nodehm.serialspeed=19200 nodehm.serialflow=hard nodehm.serialport=0</text:p>
      <text:p text:style-name="P16">chtab node=opteron nodehm.cons=blade nodehm.mgt=blade nodehm.conserver='|rr(.).*|rr($1)000-m|' <text:s/>nodehm.serialspeed=19200 nodehm.serialflow=hard nodehm.serialport=1</text:p>
      <text:p text:style-name="Text_20_body"/>
      <text:list text:style-name="L1" text:continue-numbering="true">
        <text:list-item>
          <text:list text:continue-numbering="true">
            <text:list-item>
              <text:h text:style-name="P74"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74"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74"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6">If you </text:span><text:span text:style-name="T16">are</text:span><text:span text:style-name="T6">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m|' noderes.xcatmaster='|rr(.).*|rr($1)000|' noderes.installnic=eth0 noderes.primarynic=eth0</text:p>
      <text:p text:style-name="Code"><text:soft-page-break/>chtab node=cell noderes.netboot=yaboot noderes.servicenode='|rr(.).*|rr($1)000-m|' noderes.xcatmaster='|rr(.).*|rr($1)000|' noderes.installnic=eth0 noderes.primarynic=eth0</text:p>
      <text:p text:style-name="Code"><text:s text:c="5"/></text:p>
      <text:p text:style-name="P11">If you are <text:span text:style-name="T15">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
      <text:list text:style-name="L1" text:continue-numbering="true">
        <text:list-item>
          <text:list text:continue-numbering="true">
            <text:list-item>
              <text:list text:continue-numbering="true">
                <text:list-item>
                  <text:h text:style-name="P76"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m|","pxe","|rr(.).*|rr($1)000|",,,,,,,"1","eth0","eth0","|rr(.).*|rr($1)000|",,,,</text:p>
      <text:p text:style-name="Code">"cell","|rr(.).*|rr($1)000-m|","yaboot","|rr(.).*|rr($1)000|",,,,,,,"1","eth0","eth0","|rr(.).*|rr($1)000|",,,,</text:p>
      <text:p text:style-name="Code">"service",,"pxe",,,,,,,,"1","eth0","eth0",,,,,</text:p>
      <text:p text:style-name="Text_20_body"/>
      <text:list text:style-name="L1" text:continue-numbering="true">
        <text:list-item>
          <text:list text:continue-numbering="true">
            <text:list-item>
              <text:list text:continue-numbering="true">
                <text:list-item>
                  <text:h text:style-name="P76"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set to 1 or yes in the servicenode tables . To do this, run:</text:p>
      <text:p text:style-name="Text_20_body"/>
      <text:p text:style-name="Code">chtab node=service servicenode.nameserver=1 servicenode.dhcpserver=1 servicenode.tftpserver=1 servicenode.nfsserver=1 servicenode.conserver=1 servicenode.monserver=1 servicenode.ldapserver=1 servicenode.ntpserver=1 servicenode.ftpserver=1 <text:s/>servicenode.comments='Starts all services on all service nodes'</text:p>
      <text:p text:style-name="Text_20_body"/>
      <text:list text:style-name="L1" text:continue-numbering="true">
        <text:list-item>
          <text:list text:continue-numbering="true">
            <text:list-item>
              <text:h text:style-name="P74"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80" text:outline-level="4">Sample nodetype table</text:h>
                    </text:list-item>
                  </text:list>
                </text:list-item>
              </text:list>
            </text:list-item>
          </text:list>
        </text:list-item>
      </text:list>
      <text:p text:style-name="Standard">Your nodetype table will look something like this:</text:p>
      <text:p text:style-name="Standard"/>
      <text:p text:style-name="Code"><text:soft-page-break/>#node,os,arch,profile,nodetype,comments,disable</text:p>
      <text:p text:style-name="Code">"service","fedora8","x86_64","service","osi",,</text:p>
      <text:p text:style-name="Code">"opteron","fedora8","x86_64","compute","osi",,</text:p>
      <text:p text:style-name="Code">"cell","fedora8","ppc64","compute","osi",,</text:p>
      <text:p text:style-name="Standard"/>
      <text:list text:style-name="L1" text:continue-numbering="true">
        <text:list-item>
          <text:list text:continue-numbering="true">
            <text:list-item>
              <text:h text:style-name="P74"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74"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74"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17">st</text:span> row tells xCAT the opteron blades should not be powered on until the corresponding cell blades are powered on. <text:s/>The 2<text:span text:style-name="T17">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74" text:outline-level="2"><text:s/><text:reference-mark-start text:name="Set Up Postscripts to be Run on the Nodes"/>Set Up Postscripts to be Run on the Nodes<text:reference-mark-end text:name="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Code"/>
      <text:p text:style-name="Standard">To setup NTP on the nodes add the setupntp postinstall script to the list.</text:p>
      <text:p text:style-name="Code_20_Indented">chtab node=xcatdefaults postscripts.postscripts=syslog,remoteshell,setupntp</text:p>
      <text:p text:style-name="Code"/>
      <text:p text:style-name="Standard"/>
      <text:p text:style-name="Text_20_body">Also add postscripts that should be run on the service nodes:</text:p>
      <text:p text:style-name="Code">chtab node=service postscripts.postscripts=configeth,servicenode,xcatserver,xcatclient</text:p>
      <text:p text:style-name="Text_20_body"><text:soft-page-break/></text:p>
      <text:list text:style-name="L1" text:continue-numbering="true">
        <text:list-item>
          <text:list text:continue-numbering="true">
            <text:list-item>
              <text:h text:style-name="P74" text:outline-level="2"><text:s/>Get MAC addresses</text:h>
            </text:list-item>
          </text:list>
        </text:list-item>
      </text:list>
      <text:p text:style-name="Code">getmacs tb</text:p>
      <text:p text:style-name="P9"/>
      <text:p text:style-name="Text_20_body">To verify <text:s/>mac addresses in table:</text:p>
      <text:p text:style-name="Code">tabdump mac</text:p>
      <text:p text:style-name="Standard"/>
      <text:list text:style-name="L1" text:continue-numbering="true">
        <text:list-item>
          <text:list text:continue-numbering="true">
            <text:list-item>
              <text:h text:style-name="P74" text:outline-level="2"><text:s/>Setup DHCP</text:h>
            </text:list-item>
          </text:list>
        </text:list-item>
      </text:list>
      <text:p text:style-name="Text_20_body">The dynamic ranges for the networks were set up already in chapter 4.</text:p>
      <text:p text:style-name="Text_20_body"/>
      <text:p text:style-name="P13">Define dhcp interfaces in site table. <text:s/>We use this weird value because our MN uses eth4 to communicate with the service nodes, and the service nodes use eth1 to communicate with the compute nodes.</text:p>
      <text:p text:style-name="P17">chtab key=dhcpinterfaces site.value='mn20|eth4;service|eth1'</text:p>
      <text:p text:style-name="Code"/>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outline-level="1"><text:reference-mark-start text:name="Build the service node stateless image"/>Install or Stateless Boot the Service Node<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4"/>
      <text:list text:style-name="L1" text:continue-numbering="true">
        <text:list-item>
          <text:list text:continue-numbering="true">
            <text:list-item>
              <text:h text:style-name="P75" text:outline-level="2">Configure the Service Node BMCs and Discover MACs</text:h>
            </text:list-item>
          </text:list>
        </text:list-item>
      </text:list>
      <text:p text:style-name="P34"/>
      <text:list text:style-name="L4">
        <text:list-item>
          <text:p text:style-name="P69">Create the initrd: <text:s/></text:p>
        </text:list-item>
      </text:list>
      <text:list text:style-name="WW8Num16">
        <text:list-item>
          <text:list>
            <text:list-item>
              <text:list>
                <text:list-header>
                  <text:p text:style-name="P90"><text:span text:style-name="T22">r</text:span>m /tftpboot/pxelinux.cfg/*</text:p>
                  <text:p text:style-name="P90"><text:span text:style-name="T23">mknb x86_64</text:span> </text:p>
                </text:list-header>
              </text:list>
            </text:list-item>
          </text:list>
        </text:list-item>
      </text:list>
      <text:p text:style-name="P55">(creates the netboot image and writes out the master parameter to the /tftpboot/pxelinux.cfg/* files).<text:line-break/>If you have conserver set up and would like to watch the discovery process in a console window, make sure the correct console information is set in /tftpboot/pxelinux.cfg/*:</text:p>
      <text:p text:style-name="P58"><text:soft-page-break/><text:s text:c="2"/>APPEND initrd=xcat/nbfs.x86_64.gz quiet xcatd=11.16.0.2:3001 console=ttyS0,19200 console=ttyS1</text:p>
      <text:list text:style-name="L5">
        <text:list-item>
          <text:p text:style-name="P70">Make sure your boot sequence is set to boot from network before harddrive: <text:s/></text:p>
        </text:list-item>
      </text:list>
      <text:p text:style-name="P60">rbootseq &lt;noderange&gt; list </text:p>
      <text:p text:style-name="P56">If not, change it: <text:s/></text:p>
      <text:p text:style-name="P60">rbootseq &lt;noderange&gt; f,c,n,h</text:p>
      <text:list text:style-name="L5">
        <text:list-item text:start-value="1">
          <text:p text:style-name="P71">Power up the service nodes:</text:p>
        </text:list-item>
      </text:list>
      <text:p text:style-name="P59"><text:span text:style-name="T12"><text:s/></text:span><text:span text:style-name="T14">rpower &lt;noderange&gt; on. <text:s/></text:span></text:p>
      <text:list text:style-name="L6">
        <text:list-item>
          <text:p text:style-name="P63">Within a few seconds of booting to the network, any BMCs should be configured and be setup to allow ssh. <text:s text:c="2"/>All nodes will be network booted (you can watch /var/log/messages for DHCP and TFTP traffic, and run rcons if configured).</text:p>
        </text:list-item>
        <text:list-item>
          <text:p text:style-name="P72">Verify the results:</text:p>
        </text:list-item>
      </text:list>
      <text:p text:style-name="P58"><text:span text:style-name="T13">nodels &lt;noderange&gt; <text:s/>vpd.serial vpd.mtm mac.mac</text:span><text:span text:style-name="T10"> </text:span></text:p>
      <text:p text:style-name="P57">should show interesting data after discovery.</text:p>
      <text:p text:style-name="P34"/>
      <text:list text:style-name="L1" text:continue-numbering="true">
        <text:list-item>
          <text:list text:continue-numbering="true">
            <text:list-item>
              <text:h text:style-name="P75" text:outline-level="2">Build the Service Node Stateless Image</text:h>
            </text:list-item>
          </text:list>
        </text:list-item>
      </text:list>
      <text:p text:style-name="P34">We recommend that you use stateless service nodes, but if you want to have diskfull, statefull service nodes instead, skip this section and follow section <text:reference-ref text:reference-format="chapter" text:ref-name="1.1Set Up the Service Nodes for Installation">6.3</text:reference-ref>, <text:reference-ref text:reference-format="text" text:ref-name="1.1Set Up the Service Nodes for Installation">Set Up the Service Nodes for Installation</text:reference-ref>.</text:p>
      <text:p text:style-name="P34"/>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text:soft-page-break/>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47">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20">cd /install/netboot/fedora8/x86_64/service/rootimg/etc/<text:line-break/>cp fstab fstab.ORIG<text:line-break/><text:line-break/></text:span><text:span text:style-name="T21">Put in fstab:</text:span><text:span text:style-name="T20"><text:line-break/><text:line-break/>proc <text:s text:c="12"/>/proc <text:s text:c="10"/>proc <text:s text:c="8"/>rw 0 0<text:line-break/>sysfs <text:s text:c="11"/>/sys <text:s text:c="11"/>sysfs <text:s text:c="7"/>rw 0 0<text:line-break/>devpts <text:s text:c="10"/>/dev/pts <text:s text:c="7"/>devpts <text:s text:c="6"/>rw,gid=5,mode=620 0 0<text:line-break/>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20">cd /install/netboot/fedora8/x86_64/service/rootimg/etc<text:line-break/>echo '/install *(ro,no_root_squash,sync,fsid=13)' &gt;exports</text:span><text:line-break/></text:p>
        </text:list-item>
        <text:list-item>
          <text:p text:style-name="List_20_Number"><text:soft-page-break/>Pack the image <text:line-break/></text:p>
        </text:list-item>
      </text:list>
      <text:p text:style-name="Code_20_Indented">packimage -o fedora8 -p service -a x86_64</text:p>
      <text:p text:style-name="P37"/>
      <text:list text:style-name="WW8Num9" text:continue-numbering="true">
        <text:list-item>
          <text:p text:style-name="List_20_Number">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2">Note: <text:s/>The service nodes are set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40"/>
      <text:list text:style-name="L1" text:continue-numbering="true">
        <text:list-item>
          <text:list text:continue-numbering="true">
            <text:list-item>
              <text:h text:style-name="P74"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0-*.rpm</text:p>
        </text:list-item>
        <text:list-item>
          <text:p text:style-name="List_20_Bullet_20_2">xCAT-client-2.0-*.rpm</text:p>
        </text:list-item>
        <text:list-item>
          <text:p text:style-name="List_20_Bullet_20_2">xCAT-nbkernel-x86_64-2.6.18_8-*.noarch.rpm</text:p>
        </text:list-item>
        <text:list-item>
          <text:p text:style-name="List_20_Bullet_20_2">xCAT-nbroot-core-x86_64-2.0-*.noarch.rpm</text:p>
        </text:list-item>
        <text:list-item>
          <text:p text:style-name="List_20_Bullet_20_2">xCAT-nbroot-oss-x86_64-2.0-*.noarch.rpm</text:p>
        </text:list-item>
        <text:list-item>
          <text:p text:style-name="List_20_Bullet_20_2">xCAT-server-2.0-*.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text:soft-page-break/>perl-IO-Tty-1.07-1.x86_64.rpm</text:p>
        </text:list-item>
        <text:list-item>
          <text:p text:style-name="List_20_Bullet_20_2">xCATsn-2.0-*.x86_64.rpm</text:p>
        </text:list-item>
      </text:list>
      <text:p text:style-name="Standard"/>
      <text:list text:style-name="L1" text:continue-numbering="true">
        <text:list-item>
          <text:list text:continue-numbering="true">
            <text:list-item>
              <text:h text:style-name="P74"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54">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74"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outline-level="1"><text:soft-page-break/>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5">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8"><text:span text:style-name="T8">chtab node=mvqs21b </text:span>noderes.nfsserver=mn20 nodehm.serialport=0 noderes.netboot=yaboot noderes.installnic=eth0 noderes.primarynic=eth0</text:p>
      <text:p text:style-name="P18"><text:span text:style-name="T8">chtab node=mvqs21b </text:span>nodetype.os=fedora8 nodetype.arch=ppc64 nodetype.profile=iscsi nodetype.nodetype=osi iscsi.server=mn20</text:p>
      <text:p text:style-name="P19">chtab node=mvqs21b nodehm.mgt=blade nodehm.cons=blade nodehm.serialspeed=19200 nodehm.serialflow=hard</text:p>
      <text:p text:style-name="P19">chtab node=bca2 nodehm.mgt=blade</text:p>
      <text:p text:style-name="P19">chtab node=mvqs21b mp.mpa=bca2 id=2</text:p>
      <text:p text:style-name="P19">chtab node=bca2 mp.mpa=bca2</text:p>
      <text:p text:style-name="P19"/>
      <text:p text:style-name="P19">getmacs mvqs21b</text:p>
      <text:p text:style-name="P14"/>
      <text:p text:style-name="P14">Put mvqs21b and bca2 in /etc/hosts, then:</text:p>
      <text:p text:style-name="P18">makedns</text:p>
      <text:p text:style-name="P18">makedhcp -n</text:p>
      <text:p text:style-name="P18"/>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text:soft-page-break/></text:p>
      <text:p text:style-name="Text_20_body">If at some point you want to reinstall this blade:</text:p>
      <text:p text:style-name="P17">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74"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text:soft-page-break/>enabled=1</text:p>
      <text:p text:style-name="Code_20_Indented">gpgcheck=0</text:p>
      <text:p text:style-name="Text_20_body_20_indent"/>
      <text:p text:style-name="Text_20_body_20_indent">Test with: <text:span text:style-name="T20">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8">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text:soft-page-break/>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74"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74"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list-header>
            <text:list-item>
              <text:h text:style-name="P74"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76" text:outline-level="3"><text:soft-page-break/>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76"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3">Note: <text:s/>the order of the modules in the -n option is important.</text:p>
      <text:p text:style-name="P13">Note: <text:s/>The -l is the size of the / file system in RAM</text:p>
      <text:p text:style-name="Text_20_body"/>
      <text:list text:style-name="L1" text:continue-numbering="true">
        <text:list-item>
          <text:list text:continue-numbering="true">
            <text:list-item>
              <text:list text:continue-numbering="true">
                <text:list-item>
                  <text:h text:style-name="P76"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text:soft-page-break/>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76"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7"/>
      <text:list text:style-name="L1" text:continue-numbering="true">
        <text:list-item>
          <text:list text:continue-numbering="true">
            <text:list-item>
              <text:list text:continue-numbering="true">
                <text:list-item>
                  <text:h text:style-name="P76"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outline-level="1">Building QS22 Image for 64K pages</text:h>
        </text:list-item>
      </text:list>
      <text:p text:style-name="Standard"/>
      <text:p text:style-name="Standard">Note: <text:s/>consider merging 9/10 if building kernel for 64K pages and NFS-hybrid boot.</text:p>
      <text:p text:style-name="Standard"><text:soft-page-break/></text:p>
      <text:p text:style-name="P25">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2">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1"><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74" text:outline-level="2"><text:soft-page-break/>Rebuild aufs</text:h>
            </text:list-item>
          </text:list>
        </text:list-item>
      </text:list>
      <text:p text:style-name="Standard"/>
      <text:p text:style-name="Standard">Skip if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2">On sample blade:</text:p>
      <text:p text:style-name="Code">cd /root</text:p>
      <text:p text:style-name="Code">./genimage -i eth0 -n tg3 -o fedora8 -p compute -k 2.6.23.1-42.fc8-64k</text:p>
      <text:list text:style-name="L1" text:continue-numbering="true">
        <text:list-item>
          <text:list text:continue-numbering="true">
            <text:list-item>
              <text:h text:style-name="P74" text:outline-level="2">Test unsquashed:</text:h>
            </text:list-item>
          </text:list>
        </text:list-item>
      </text:list>
      <text:p text:style-name="Standard"/>
      <text:p text:style-name="P11">On sample blade:</text:p>
      <text:p text:style-name="Code">cd /root</text:p>
      <text:p text:style-name="Code">./geninitrd -i eth0 -n tg3 -o fedora8 -p compute -k 2.6.23.1-42.fc8-64k</text:p>
      <text:p text:style-name="Text_20_body"/>
      <text:p text:style-name="P11">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76"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74" text:outline-level="2">Test squash</text:h>
            </text:list-item>
          </text:list>
        </text:list-item>
      </text:list>
      <text:p text:style-name="Standard"/>
      <text:p text:style-name="P25"><text:soft-page-break/>On sample blade:</text:p>
      <text:p text:style-name="Code">cd /root</text:p>
      <text:p text:style-name="Code">./geninitrd -i eth0 -n tg3,squashfs,aufs,loop -o fedora8 -p compute -k 2.6.23.1-42.fc8-64k -l $(expr 100 \* 1024 \* 1024)</text:p>
      <text:p text:style-name="Text_20_body"/>
      <text:p text:style-name="P13">Note: <text:s/>the order of the modules in the -n option is important.</text:p>
      <text:p text:style-name="P13"/>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76"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9">./lib/modules/* in compute.exlist: <text:s/>(??)</text:p>
      <text:p text:style-name="Text_20_body"/>
      <text:list text:style-name="L1" text:continue-numbering="true">
        <text:list-item>
          <text:list text:continue-numbering="true">
            <text:list-item>
              <text:h text:style-name="P74" text:outline-level="2">To Switch Back to 4K Pages</text:h>
            </text:list-item>
          </text:list>
        </text:list-item>
      </text:list>
      <text:p text:style-name="Text_20_body"/>
      <text:p text:style-name="P11">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1">From Management Node:</text:p>
      <text:p text:style-name="Code">rm -f /install/netboot/fedora8/ppc64/compute/rootimg.sfs</text:p>
      <text:p text:style-name="Code">packimage -a ppc64 -o fedora8 -p compute -m cpio</text:p>
      <text:p text:style-name="Text_20_body"/>
      <text:p text:style-name="Text_20_body">OR</text:p>
      <text:p text:style-name="Text_20_body"><text:soft-page-break/></text:p>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see previous notes).</text:p>
        </text:list-item>
      </text:list>
      <text:p text:style-name="P26"/>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text:soft-page-break/>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21">Edit Makefile</text:span><text:span text:style-name="T21">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text:soft-page-break/>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Append to fstab:</text:p>
      <text:p text:style-name="Code_20_Indented">cd /install/netboot/fedora8/x86_64/compute/rootimg/etc</text:p>
      <text:p text:style-name="Text_20_body_20_indent">add this line:</text:p>
      <text:p text:style-name="P43">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or -64k for PPC64)</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P13">Note: <text:s/>the order of the modules in the -n option above is important.</text:p>
      <text:p text:style-name="Standard"/>
      <text:p text:style-name="Code_20_Indented">nodeset noderange netboot</text:p>
      <text:p text:style-name="Code_20_Indented">rpower noderange boot</text:p>
      <text:p text:style-name="Standard"/>
      <text:list text:style-name="L7">
        <text:list-item>
          <text:p text:style-name="P64">9 Updating images.</text:p>
        </text:list-item>
      </text:list>
      <text:p text:style-name="P31"/>
      <text:p text:style-name="P28"><text:soft-page-break/>To update image use yum/rpm/vi/chroot from the mgmt node for x86_64 or yum/rpm /vi/chroot from the QS22 iSCSI image as if for a cpio or squashfs system.</text:p>
      <text:p text:style-name="P28"/>
      <text:p text:style-name="P28">To propagate the changes to all service nodes (if applicable) after rebooting the service nodes:</text:p>
      <text:p text:style-name="P28"/>
      <text:p text:style-name="Code">xdcp service -f 4 -r /usr/bin/rsync -o '-e ssh -craz' /install/netboot/*/*/compute /install/postscripts /install</text:p>
      <text:p text:style-name="P28"/>
      <text:p text:style-name="P28">To propagate the changes to all service nodes (if applicable) after changing any of the images:</text:p>
      <text:p text:style-name="P28"><text:s text:c="7"/></text:p>
      <text:p text:style-name="Code">xdcp service -f 20 -r /usr/bin/rsync -o '-e ssh -crazv --delete' /install/netboot/*/*/compute /install/postscripts /install</text:p>
      <text:p text:style-name="P32"/>
      <text:p text:style-name="P33">No need to reboot compute nodes after updates.</text:p>
      <text:list text:style-name="L1" text:continue-numbering="true">
        <text:list-item>
          <text:h text:outline-level="1">Installing OpenLDAP</text:h>
        </text:list-item>
      </text:list>
      <text:p text:style-name="Standard"/>
      <text:list text:style-name="L1" text:continue-numbering="true">
        <text:list-item>
          <text:list text:continue-numbering="true">
            <text:list-item>
              <text:h text:style-name="P74" text:outline-level="2"><text:reference-mark-start text:name="1.1Setup LDAP Master Server"/>Setup LDAP Master Server<text:reference-mark-end text:name="1.1Setup LDAP Master Server"/></text:h>
            </text:list-item>
          </text:list>
        </text:list-item>
      </text:list>
      <text:p text:style-name="Standard"/>
      <text:p text:style-name="P25">On the management node:</text:p>
      <text:p text:style-name="P35"/>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p text:style-name="P45"/>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Assign a password</text:p>
        </text:list-item>
      </text:list>
      <text:p text:style-name="Code_20_Indented">passwd ibm </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text:soft-page-break/>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76" text:outline-level="3">Install the <text:s/>LDAP rpms </text:h>
                </text:list-item>
              </text:list>
            </text:list-item>
          </text:list>
        </text:list-item>
      </text:list>
      <text:list text:style-name="WW8Num9" text:continue-numbering="true">
        <text:list-header>
          <text:p text:style-name="P50"/>
        </text:list-header>
      </text:list>
      <text:p text:style-name="Code_20_Indented">yum install openldap-servers</text:p>
      <text:p text:style-name="P41"/>
      <text:p text:style-name="P40">or download from:</text:p>
      <text:p text:style-name="Code_20_Indented"><text:span text:style-name="T18"><text:s/></text:span><text:a xlink:type="simple" xlink:href="http://download.fedora.redhat.com/pub/fedora/linux/releases/8/Everything/x86_64/os/Packages/">http://download.fedora.redhat.com/pub/fedora/linux/releases/8/Everything/x86_64/os/Packages/</text:a></text:p>
      <text:p text:style-name="P29"/>
      <text:p text:style-name="P29">The following rpms should be installed:</text:p>
      <text:p text:style-name="P86"/>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76"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52">edit slapd.conf</text:p>
        </text:list-item>
      </text:list>
      <text:p text:style-name="P39"/>
      <text:p text:style-name="P39">Change <text:s/>the following the two lines that start with suffix and rootdn:</text:p>
      <text:p text:style-name="P42">database <text:s text:c="7"/>bdb</text:p>
      <text:p text:style-name="P42"/>
      <text:p text:style-name="P87"/>
      <text:p text:style-name="Text_20_body_20_indent">Update the following information in the <text:s/>file:</text:p>
      <text:p text:style-name="Code_20_Indented"/>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text:soft-page-break/></text:p>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Code_20_Indented"># for debug add the following. <text:s/>Make sure the syslog.conf is configured to </text:p>
      <text:p text:style-name="Code_20_Indented"># capture local4 for ldap errors. <text:s/>For example <text:s/>local4.* <text:s/>/var/log/ldap.log</text:p>
      <text:p text:style-name="Code_20_Indented"># and touch ldap.log and system syslog restart. <text:s/>Uncomment when needed.</text:p>
      <text:p text:style-name="Code_20_Indented">#</text:p>
      <text:p text:style-name="Code_20_Indented">#loglevel -1 </text:p>
      <text:p text:style-name="P6"/>
      <text:list text:style-name="WW8Num9" text:continue-numbering="true">
        <text:list-item>
          <text:p text:style-name="List_20_Number">Check the syntax of your slapd.conf file</text:p>
          <text:p text:style-name="List_20_Number"/>
        </text:list-item>
      </text:list>
      <text:p text:style-name="Code_20_Indented">slaptest -v -f /etc/openldap/slapd.conf</text:p>
      <text:p text:style-name="Code_20_Indented">config file testing succeeded</text:p>
      <text:list text:style-name="WW8Num9" text:continue-numbering="true">
        <text:list-item>
          <text:p text:style-name="List_20_Number">Make ldap userid id the owner and group for the /var/lib/ldap directory </text:p>
        </text:list-item>
      </text:list>
      <text:p text:style-name="Code_20_Indented">cd /var/lib</text:p>
      <text:p text:style-name="Code_20_Indented">chown ldap.ldap ldap</text:p>
      <text:p text:style-name="Code_20_Indented"/>
      <text:list text:style-name="WW8Num9" text:continue-numbering="true">
        <text:list-item>
          <text:p text:style-name="List_20_Number">Copy config file:</text:p>
        </text:list-item>
      </text:list>
      <text:p text:style-name="Code_20_Indented">cp /etc/openldap/DB_CONFIG.example /var/lib/ldap/DB_CONFIG</text:p>
      <text:p text:style-name="Code_20_Indented"/>
      <text:list text:style-name="WW8Num9" text:continue-numbering="true">
        <text:list-item>
          <text:p text:style-name="List_20_Number">start <text:s/>ldap to make sure “OK”</text:p>
        </text:list-item>
      </text:list>
      <text:p text:style-name="Code_20_Indented">service ldap start</text:p>
      <text:p text:style-name="Code_20_Indented"/>
      <text:p text:style-name="Code_20_Indented"/>
      <text:list text:style-name="L1" text:continue-numbering="true">
        <text:list-item>
          <text:list text:continue-numbering="true">
            <text:list-item>
              <text:list text:continue-numbering="true">
                <text:list-item>
                  <text:h text:style-name="P77" text:outline-level="3"><text:reference-mark-start text:name="Migrate Users"/>Migrate Users<text:reference-mark-end text:name="Migrate Users"/></text:h>
                </text:list-item>
              </text:list>
            </text:list-item>
          </text:list>
        </text:list-item>
      </text:list>
      <text:p text:style-name="P30"/>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vi migrate_common.ph</text:p>
      <text:p text:style-name="Code_20_Indented">$DEFAULT_MAIL_DOMAIN = "cluster.net";</text:p>
      <text:p text:style-name="Code_20_Indented">$DEFAULT_BASE = "dc=cluster,dc=net";</text:p>
      <text:p text:style-name="Code_20_Indented">$EXTENDED_SCHEMA = 1;</text:p>
      <text:p text:style-name="Text_20_body_20_indent"><text:soft-page-break/></text:p>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text:soft-page-break/># numEntries: 1</text:p>
      <text:p text:style-name="Text_20_body"/>
      <text:list text:style-name="L1" text:continue-numbering="true">
        <text:list-item>
          <text:list text:continue-numbering="true">
            <text:list-item>
              <text:list text:continue-numbering="true">
                <text:list-item>
                  <text:h text:style-name="P76" text:outline-level="3"><text:reference-mark-start text:name="1.1.1Add a User to LDAP"/>Add a User to LDAP<text:reference-mark-end text:name="1.1.1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 <text:s/></text:p>
      <text:p text:style-name="Code_20_Indented"/>
      <text:p text:style-name="Text_20_body_20_indent">Run:</text:p>
      <text:p text:style-name="Code_20_Indented"><text:line-break/>ldapadd -x -c -D <text:s/>"cn=root,dc=cluster,dc=net" -w cluster -f adduser.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h text:style-name="Heading_20_10" text:outline-level="10"/>
      <text:p text:style-name="Text_20_body"/>
      <text:h text:style-name="Heading_20_3" text:outline-level="3">Modify a User in LDAP</text:h>
      <text:p text:style-name="Standard"/>
      <text:p text:style-name="Standard">Setup a new user mo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text:soft-page-break/>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4 &lt;---- modification</text:p>
      <text:p text:style-name="Code_20_Indented"/>
      <text:p text:style-name="Text_20_body_20_indent">Run:</text:p>
      <text:p text:style-name="Code_20_Indented"><text:line-break/>ldapmodify -x -c -D <text:s/>"cn=root,dc=cluster,dc=net" -w cluster -f moduser.ldif</text:p>
      <text:p text:style-name="Code_20_Indented"/>
      <text:p text:style-name="Code_20_Indented">modifying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list text:style-name="L1" text:continue-numbering="true">
        <text:list-item>
          <text:list text:continue-numbering="true">
            <text:list-item>
              <text:list text:continue-numbering="true">
                <text:list-item>
                  <text:h text:style-name="P76" text:outline-level="3">Set LDAP Userid Password</text:h>
                </text:list-item>
              </text:list>
            </text:list-item>
          </text:list>
        </text:list-item>
      </text:list>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text:p>
      <text:p text:style-name="Code_20_Indented">ldappasswd -x -w ibm4 -D 'uid=ibm4,ou=People,dc=cluster,dc=net' -s ibm4 'uid=ibm4,ou=People,dc=cluster,dc=net'</text:p>
      <text:p text:style-name="Code_20_Indented">Result: Success (0)</text:p>
      <text:p text:style-name="Code_20_Indented"/>
      <text:p text:style-name="Standard"/>
      <text:list text:style-name="L1" text:continue-numbering="true">
        <text:list-item>
          <text:list text:continue-numbering="true">
            <text:list-item>
              <text:h text:style-name="P74" text:outline-level="2"><text:reference-mark-start text:name="1.1.1Update the LDAP Configuration in the Image"/><text:reference-mark-start text:name="1.1Setup LDAP Client"/>Setup LDAP Client<text:reference-mark-end text:name="1.1Setup LDAP Client"/><text:reference-mark-end text:name="1.1.1Update the LDAP Configuration in the Image"/></text:h>
            </text:list-item>
          </text:list>
        </text:list-item>
      </text:list>
      <text:p text:style-name="Standard"/>
      <text:list text:style-name="L1" text:continue-numbering="true">
        <text:list-item>
          <text:list text:continue-numbering="true">
            <text:list-item>
              <text:list text:continue-numbering="true">
                <text:list-item>
                  <text:h text:style-name="P76" text:outline-level="3">Install LDAP into the Compute Nod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78" text:outline-level="3">Update the LDAP Configuration in the Image</text:h>
                </text:list-item>
              </text:list>
            </text:list-item>
          </text:list>
        </text:list-item>
      </text:list>
      <text:p text:style-name="Standard"/>
      <text:p text:style-name="P23">cd /install/netboot/fedora8/x86_64/compute/rootimg</text:p>
      <text:p text:style-name="Text_20_body_20_indent"><text:soft-page-break/></text:p>
      <text:p text:style-name="P12">Edit /etc/ldap.conf with these changes:</text:p>
      <text:p text:style-name="Code">uri <text:a xlink:type="simple" xlink:href="ldap://11.16.0.1/">ldap://mn20/</text:a></text:p>
      <text:p text:style-name="Code">base dc=cluster,dc=net</text:p>
      <text:p text:style-name="Code">nss_base_passwd ou=People,dc=cluster,dc=net</text:p>
      <text:p text:style-name="Code">nss_base_shadow ou=People,dc=cluster,dc=net</text:p>
      <text:p text:style-name="Code">nss_base_group <text:s/>ou=Group,dc=cluster,dc=net</text:p>
      <text:p text:style-name="Code">tls_cacertdir /etc/openldap/cacerts</text:p>
      <text:p text:style-name="Code">pam_password md5</text:p>
      <text:p text:style-name="Code">ssl no</text:p>
      <text:p text:style-name="Code"/>
      <text:p text:style-name="P11">Edit /etc/openldap/ldap.conf with these changes:</text:p>
      <text:p text:style-name="Code">URI <text:s/>ldap://mn20</text:p>
      <text:p text:style-name="Code">BASE dc=cluster,dc=net</text:p>
      <text:p text:style-name="Text_20_body_20_indent"/>
      <text:p text:style-name="Text_20_body">Add ldap to the following three lines in <text:s/>/etc/nsswitch.conf</text:p>
      <text:p text:style-name="Code">passwd: <text:s text:c="4"/>files ldap</text:p>
      <text:p text:style-name="Code">shadow: <text:s text:c="4"/>files ldap</text:p>
      <text:p text:style-name="Code">group: <text:s text:c="5"/>files ldap</text:p>
      <text:p text:style-name="Code_20_Indented"/>
      <text:p text:style-name="P12">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11">Add to fstab to Mount /home for testing:</text:p>
      <text:p text:style-name="Code">mn20:/home /home nfs timeo=14,intr 1 2</text:p>
      <text:p text:style-name="Text_20_body_20_indent"/>
      <text:list text:style-name="L1" text:continue-numbering="true">
        <text:list-item>
          <text:list text:continue-numbering="true">
            <text:list-item>
              <text:list text:continue-numbering="true">
                <text:list-item>
                  <text:h text:style-name="P76" text:outline-level="3">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76" text:outline-level="3"><text:soft-page-break/>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section <text:reference-ref text:reference-format="chapter" text:ref-name="Migrate Users">12.1.3</text:reference-ref>,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outline-level="1">Setup Hierarchical LDAP</text:h>
        </text:list-item>
      </text:list>
      <text:p text:style-name="Standard">For Hierarchical LDAP the Service Node(s) will be set as a replica server(s) to the LDAP Master server on the Master Node. <text:s text:c="2"/>The implementation uses slurpd to push updates from the Master LDAP database to the replica server. </text:p>
      <text:p text:style-name="Standard"/>
      <text:list text:style-name="L1" text:continue-numbering="true">
        <text:list-item>
          <text:list text:continue-numbering="true">
            <text:list-item>
              <text:h text:style-name="P74" text:outline-level="2">Configure the Master Server</text:h>
            </text:list-item>
          </text:list>
        </text:list-item>
      </text:list>
      <text:p text:style-name="Standard">First setup the Master Server Configuration as defined in the non-hierarchical setup. <text:s/>See section <text:reference-ref text:reference-format="chapter" text:ref-name="1.1Setup LDAP Master Server">12.1</text:reference-ref>, <text:reference-ref text:reference-format="text" text:ref-name="1.1Setup LDAP Master Server">Setup LDAP Master Server</text:reference-ref>. <text:s/></text:p>
      <text:p text:style-name="P25"/>
      <text:p text:style-name="Standard">Make ldap userid id is the owner and group for the /var/lib/ldap directory </text:p>
      <text:p text:style-name="Code_20_Indented">cd /var/lib</text:p>
      <text:p text:style-name="P46">chown ldap.ldap ldap</text:p>
      <text:p text:style-name="Standard"/>
      <text:p text:style-name="Standard">Edit the /etc/openldap/slapd.conf file and add the additional hierarchical configuration:</text:p>
      <text:p text:style-name="Standard"/>
      <text:p text:style-name="Code_20_Indented">cd /etc/openldap</text:p>
      <text:p text:style-name="Code_20_Indented">vi /etc/openldap/slapd.conf</text:p>
      <text:p text:style-name="Code_20_Indented"/>
      <text:p text:style-name="Standard">The following information in the slapd.conf file defines <text:s/>the name of the servicenode(s) that will be the replica server. <text:s/>You can add multiple replica lines for mutilple servicenodes, but only one replogfile for all the replica servers. <text:s/>Note replogfile must come first in the file. <text:s/>Also, replogfile must appear in the path as defined by “directory” in the slapd.conf file. </text:p>
      <text:p text:style-name="Standard"/>
      <text:p text:style-name="Code_20_Indented">replogfile /var/lib/ldap/openldap-master-replog</text:p>
      <text:p text:style-name="Code_20_Indented">replica host=rra000:389 suffix="dc=cluster,dc=net" binddn="cn=root,dc=cluster,dc=net" bindmethod=simple credentials=cluster </text:p>
      <text:p text:style-name="P61"/>
      <text:p text:style-name="Code_20_Indented"/>
      <text:p text:style-name="Code_20_Indented">service ldap start</text:p>
      <text:p text:style-name="Code_20_Indented">Starting slapd: <text:s text:c="43"/>[ <text:s/>OK <text:s/>]</text:p>
      <text:p text:style-name="Code_20_Indented">Starting slurpd: <text:s text:c="42"/>[ <text:s/>OK <text:s/>] <text:s/></text:p>
      <text:p text:style-name="Standard"/>
      <text:list text:style-name="L1" text:continue-numbering="true">
        <text:list-item>
          <text:list text:continue-numbering="true">
            <text:list-item>
              <text:list text:continue-numbering="true">
                <text:list-item>
                  <text:h text:style-name="P76" text:outline-level="3"><text:soft-page-break/>Install LDAP into the Service Node image</text:h>
                </text:list-item>
              </text:list>
            </text:list-item>
          </text:list>
        </text:list-item>
      </text:list>
      <text:h text:style-name="Heading_20_3" text:outline-level="3" text:is-list-header="true"/>
      <text:p text:style-name="Standard"/>
      <text:p text:style-name="Standard">yum --installroot=/install/netboot/fedora8/x86_64/service/rootimg \</text:p>
      <text:p text:style-name="Code"><text:s text:c="5"/>install openldap-clients nss_ldap nfs-utils vi openldap-devel openldap-servers</text:p>
      <text:p text:style-name="P2"/>
      <text:list text:style-name="L1" text:continue-numbering="true">
        <text:list-item>
          <text:list text:continue-numbering="true">
            <text:list-item>
              <text:list text:continue-numbering="true">
                <text:list-item>
                  <text:list text:continue-numbering="true">
                    <text:list-item>
                      <text:h text:style-name="P80" text:outline-level="4">Update the LDAP Configuration in Service Node image</text:h>
                    </text:list-item>
                  </text:list>
                </text:list-item>
              </text:list>
            </text:list-item>
          </text:list>
        </text:list-item>
      </text:list>
      <text:p text:style-name="Standard"/>
      <text:p text:style-name="Standard"/>
      <text:p text:style-name="Standard">On the master, shutdown the database : </text:p>
      <text:p text:style-name="Standard"/>
      <text:p text:style-name="Code_20_Indented">service ldap stop</text:p>
      <text:p text:style-name="Code_20_Indented"/>
      <text:p text:style-name="Standard">Export the database to a file:</text:p>
      <text:p text:style-name="Standard"/>
      <text:p text:style-name="Code_20_Indented">slapcat -l /tmp/master.ldif</text:p>
      <text:p text:style-name="Code_20_Indented"/>
      <text:p text:style-name="Standard"/>
      <text:p text:style-name="Code_20_Indented"/>
      <text:p text:style-name="P36">Copy the exported database into the service node install image:</text:p>
      <text:p text:style-name="Code_20_Indented">export SNIMAGE=/install/netboot/fedora8/x86_64/service/rootimg</text:p>
      <text:p text:style-name="Code_20_Indented">cp /tmp/master.ldif <text:s/>$SNIMAGE/tmp/master.ldif</text:p>
      <text:p text:style-name="P23"/>
      <text:p text:style-name="Standard">Edit the $SNIMAGE/etc/openldap/slapd.conf file:</text:p>
      <text:p text:style-name="Standard"/>
      <text:p text:style-name="Code_20_Indented">database <text:s text:c="7"/>bdb</text:p>
      <text:p text:style-name="Code_20_Indented">suffix <text:s text:c="9"/>"dc=cluster,dc=net"</text:p>
      <text:p text:style-name="Code_20_Indented">rootdn <text:s text:c="9"/>"cn=root,dc=cluster,dc=net"</text:p>
      <text:p text:style-name="Code_20_Indented">updatedn <text:s text:c="7"/>"cn=root,dc=cluster,dc=net"</text:p>
      <text:p text:style-name="Code_20_Indented">updateref <text:s text:c="6"/>ldap://mn20</text:p>
      <text:p text:style-name="Code_20_Indented"/>
      <text:p text:style-name="Code_20_Indented"/>
      <text:p text:style-name="Code_20_Indented"/>
      <text:p text:style-name="Standard">Make ldap userid id the owner and group for the /var/lib/ldap directory </text:p>
      <text:p text:style-name="Code_20_Indented">cd $SNIMAGE/var/lib</text:p>
      <text:p text:style-name="Code_20_Indented">chown ldap.ldap ldap</text:p>
      <text:p text:style-name="Code_20_Indented"/>
      <text:p text:style-name="Standard"/>
      <text:p text:style-name="Standard">Copy the sample config file in the image:</text:p>
      <text:p text:style-name="Standard"/>
      <text:p text:style-name="Code_20_Indented">cp $SNIMAGE/etc/openldap/DB_CONFIG.example $SNIMAGE/var/lib/ldap/DB_CONFIG</text:p>
      <text:p text:style-name="Code_20_Indented"/>
      <text:list text:style-name="L1" text:continue-numbering="true">
        <text:list-item>
          <text:list text:continue-numbering="true">
            <text:list-item>
              <text:list text:continue-numbering="true">
                <text:list-item>
                  <text:h text:style-name="P76" text:outline-level="3"><text:s/>Build the Service Node image and install </text:h>
                </text:list-item>
              </text:list>
            </text:list-item>
          </text:list>
        </text:list-item>
      </text:list>
      <text:p text:style-name="Standard"/>
      <text:p text:style-name="Code_20_Indented">cd /opt/xcat/share/xcat/netboot/fedora</text:p>
      <text:p text:style-name="Code_20_Indented">./<text:bookmark-start text:name="DDE_LINK3"/>geninitrd<text:bookmark-end text:name="DDE_LINK3"/> -i eth0 -n tg3,bnx2,sunrpc,lockd,nfs,nfs_acl -o fedora8 -p service</text:p>
      <text:p text:style-name="Code_20_Indented"/>
      <text:p text:style-name="Code_20_Indented"><text:soft-page-break/>nodeset rra000 netboot</text:p>
      <text:p text:style-name="Code_20_Indented">rpower rra000 boot</text:p>
      <text:p text:style-name="Standard"/>
      <text:list text:style-name="L1" text:continue-numbering="true">
        <text:list-item>
          <text:list text:continue-numbering="true">
            <text:list-item>
              <text:list text:continue-numbering="true">
                <text:list-item>
                  <text:h text:style-name="P76" text:outline-level="3">Import the Master Database on the Service Node</text:h>
                </text:list-item>
              </text:list>
            </text:list-item>
          </text:list>
        </text:list-item>
      </text:list>
      <text:h text:style-name="Heading_20_2" text:outline-level="2" text:is-list-header="true"/>
      <text:p text:style-name="Standard"/>
      <text:p text:style-name="Standard">On the master, shutdown the database : </text:p>
      <text:p text:style-name="Standard"/>
      <text:p text:style-name="Code_20_Indented">service ldap stop</text:p>
      <text:p text:style-name="Standard"/>
      <text:p text:style-name="Standard">On the Service Node import the database and start ldap:</text:p>
      <text:p text:style-name="Standard"/>
      <text:p text:style-name="P8"><text:s text:c="3"/>cd /var/lib/ldap</text:p>
      <text:p text:style-name="P61">slapadd -c -l /tmp/master.ldif</text:p>
      <text:p text:style-name="Code_20_Indented">chown ldap.ldap *</text:p>
      <text:p text:style-name="Code_20_Indented">service ldap start</text:p>
      <text:p text:style-name="Code_20_Indented"/>
      <text:p text:style-name="Standard">On the master, start the database:</text:p>
      <text:p text:style-name="Code_20_Indented">service ldap start</text:p>
      <text:p text:style-name="Code_20_Indented"/>
      <text:p text:style-name="P8"/>
      <text:list text:style-name="L1" text:continue-numbering="true">
        <text:list-item>
          <text:list text:continue-numbering="true">
            <text:list-item>
              <text:list text:continue-numbering="true">
                <text:list-item>
                  <text:h text:style-name="P79" text:outline-level="3">Test the Replica Server</text:h>
                </text:list-item>
              </text:list>
            </text:list-item>
          </text:list>
        </text:list-item>
      </text:list>
      <text:h text:style-name="Heading_20_3" text:outline-level="3" text:is-list-header="true"/>
      <text:p text:style-name="Standard">Add a userid ( e.g. <text:s/>Ibm6) <text:s/>to the database on the Master Node:</text:p>
      <text:p text:style-name="Standard">See section <text:reference-ref text:reference-format="chapter" text:ref-name="1.1.1Add a User to LDAP">12.1.4</text:reference-ref>, <text:reference-ref text:reference-format="text" text:ref-name="1.1.1Add a User to LDAP">Add a User to LDAP</text:reference-ref>.</text:p>
      <text:p text:style-name="Standard"/>
      <text:p text:style-name="Standard">Go to the Service Node and <text:s/>search the database for the new user id.</text:p>
      <text:p text:style-name="Text_20_body">Run:</text:p>
      <text:p text:style-name="Code_20_Indented">ldapsearch -x -v -D <text:s/>"cn=root,dc=cluster,dc=net" -w cluster <text:s/>-b "ou=People,dc=cluster,dc=net" "uid=ibm6"</text:p>
      <text:p text:style-name="Code_20_Indented"/>
      <text:p text:style-name="Code"/>
      <text:list text:style-name="L1" text:continue-numbering="true">
        <text:list-item>
          <text:list text:continue-numbering="true">
            <text:list-item>
              <text:list text:continue-numbering="true">
                <text:list-item>
                  <text:h text:style-name="P79" text:outline-level="3">Setup LDAP client on the compute nodes</text:h>
                </text:list-item>
              </text:list>
            </text:list-item>
          </text:list>
        </text:list-item>
      </text:list>
      <text:p text:style-name="Standard"/>
      <text:p text:style-name="Standard">To setup <text:s/>LDAP on the compute nodes, install the same rpms as indicated in <text:s/><text:reference-ref text:reference-format="chapter" text:ref-name="1.1Setup LDAP Client">12.2</text:reference-ref>, <text:reference-ref text:reference-format="text" text:ref-name="1.1Setup LDAP Client">Setup LDAP Client</text:reference-ref> <text:s/>for the non-hierarchical LDAP support, but you will not have to manually setup the configuration files <text:s/>in the image. <text:s/>To setup the configuration files for the compute nodes, you can <text:s/><text:reference-ref text:reference-format="text" text:ref-name="1.1.1Optionally Use Light Weight Postscript">Optionally Use Light Weight Postscript</text:reference-ref>, <text:s text:c="2"/>to setup the LDAP client. <text:s/>For diskfull installs add the setupLDAP postscript to the default section of the postscripts table, see <text:s/><text:reference-ref text:reference-format="text" text:ref-name="Set Up Postscripts to be Run on the Nodes">Set Up Postscripts to be Run on the Nodes</text:reference-ref>.</text:p>
      <text:p text:style-name="Standard"/>
      <text:p text:style-name="P61"/>
      <text:list text:style-name="L1" text:continue-numbering="true">
        <text:list-item>
          <text:h text:outline-level="1"><text:soft-page-break/>Install <text:s/>Torque</text:h>
          <text:list>
            <text:list-item>
              <text:h text:style-name="P74" text:outline-level="2">Setup Torque Server</text:h>
            </text:list-item>
          </text:list>
        </text:list-item>
      </text:list>
      <text:p text:style-name="Code">cd /tmp</text:p>
      <text:p text:style-name="P20"><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74"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74"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74"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text:soft-page-break/>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74"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74" text:outline-level="2">Install Perl Curses for pbstop</text:h>
            </text:list-item>
          </text:list>
        </text:list-item>
      </text:list>
      <text:p text:style-name="P18">yum install perl-Curses</text:p>
      <text:p text:style-name="Text_20_body"/>
      <text:list text:style-name="L1" text:continue-numbering="true">
        <text:list-item>
          <text:list text:continue-numbering="true">
            <text:list-item>
              <text:h text:style-name="P74"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74" text:outline-level="2">Setup Torque Client ( x86_64 only)</text:h>
              <text:list>
                <text:list-item>
                  <text:h text:style-name="P76"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76" text:outline-level="3">Configure Torque</text:h>
                  <text:list>
                    <text:list-item>
                      <text:h text:style-name="P80"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text:soft-page-break/></text:p>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80"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76"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outline-level="1">Setup Moab</text:h>
          <text:list>
            <text:list-item>
              <text:h text:style-name="P74"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74"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text:soft-page-break/>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1">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76"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xCAT 2</dc:title>
    <meta:initial-creator>IBM_USER</meta:initial-creator>
    <meta:creation-date>2008-03-11T09:00:00</meta:creation-date>
    <dc:creator>Bruce Potter</dc:creator>
    <dc:date>2008-06-18T16:29:29</dc:date>
    <meta:printed-by>Egan Ford</meta:printed-by>
    <meta:print-date>2008-05-08T10:26:10</meta:print-date>
    <meta:editing-cycles>253</meta:editing-cycles>
    <meta:editing-duration>P7DT8H11M8S</meta:editing-duration>
    <meta:user-defined meta:name="Info 1"/>
    <meta:user-defined meta:name="Info 2"/>
    <meta:user-defined meta:name="Info 3"/>
    <meta:user-defined meta:name="Info 4"/>
    <meta:document-statistic meta:table-count="0" meta:image-count="0" meta:object-count="0" meta:page-count="51" meta:paragraph-count="1494" meta:word-count="11997" meta:character-count="74715"/>
  </office:meta>
</office:document-meta>
</file>